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3125in"/>
    </style:style>
    <style:style style:name="Table2.C" style:family="table-column">
      <style:table-column-properties style:column-width="1in"/>
    </style:style>
    <style:style style:name="Table2.D" style:family="table-column">
      <style:table-column-properties style:column-width="0.613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3.3625in" table:align="margins"/>
    </style:style>
    <style:style style:name="Table7.A" style:family="table-column">
      <style:table-column-properties style:column-width="1.6813in" style:rel-column-width="32767*"/>
    </style:style>
    <style:style style:name="Table7.B" style:family="table-column">
      <style:table-column-properties style:column-width="1.6813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table:align="left"/>
    </style:style>
    <style:style style:name="Table3.A" style:family="table-column">
      <style:table-column-properties style:column-width="0.8125in"/>
    </style:style>
    <style:style style:name="Table3.B" style:family="table-column">
      <style:table-column-properties style:column-width="2.5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81d41a" fo:padding="0.0382in" fo:border="0.05pt solid #000000">
        <style:background-image/>
      </style:table-cell-properties>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3.3646in" fo:margin-left="0in" table:align="left"/>
    </style:style>
    <style:style style:name="Table9.A" style:family="table-column">
      <style:table-column-properties style:column-width="1.875in"/>
    </style:style>
    <style:style style:name="Table9.B" style:family="table-column">
      <style:table-column-properties style:column-width="1.4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81d41a"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3125in"/>
    </style:style>
    <style:style style:name="Table11.B" style:family="table-column">
      <style:table-column-properties style:column-width="2.0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background-color="#81d41a" fo:padding="0.0382in" fo:border="0.05pt solid #000000">
        <style:background-image/>
      </style:table-cell-properties>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3.3646in" fo:margin-left="0in" table:align="left"/>
    </style:style>
    <style:style style:name="Table13.A" style:family="table-column">
      <style:table-column-properties style:column-width="1.875in"/>
    </style:style>
    <style:style style:name="Table13.B" style:family="table-column">
      <style:table-column-properties style:column-width="1.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81d41a"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2.A3"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9375in"/>
    </style:style>
    <style:style style:name="Table83.B" style:family="table-column">
      <style:table-column-properties style:column-width="1.4271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table:align="left"/>
    </style:style>
    <style:style style:name="Table16.A" style:family="table-column">
      <style:table-column-properties style:column-width="1.9375in"/>
    </style:style>
    <style:style style:name="Table16.B" style:family="table-column">
      <style:table-column-properties style:column-width="1.42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3.3625in"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2" style:family="paragraph" style:parent-style-name="Table_20_Contents">
      <style:paragraph-properties fo:text-align="start" style:justify-single-word="false"/>
      <style:text-properties style:use-window-font-color="true" loext:opacity="0%" style:font-name="Liberation Serif" fo:font-size="10pt" officeooo:rsid="09544d72" officeooo:paragraph-rsid="09544d72" style:font-size-asian="10pt" style:font-size-complex="10pt"/>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958142c" officeooo:paragraph-rsid="0958142c"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9586f99" officeooo:paragraph-rsid="09586f99"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fo:font-weight="bold" officeooo:rsid="09532105" officeooo:paragraph-rsid="09532105" style:font-size-asian="10pt" style:font-weight-asian="bold" style:font-size-complex="10pt" style:font-weight-complex="bold"/>
    </style:style>
    <style:style style:name="P6" style:family="paragraph" style:parent-style-name="Table_20_Contents">
      <style:paragraph-properties fo:text-align="start" style:justify-single-word="false"/>
      <style:text-properties style:use-window-font-color="true" loext:opacity="0%" style:font-name="Liberation Serif" fo:font-size="10pt" fo:font-weight="bold" officeooo:rsid="09536bbc" officeooo:paragraph-rsid="09536bbc" style:font-size-asian="10pt" style:font-weight-asian="bold" style:font-size-complex="10pt" style:font-weight-complex="bold"/>
    </style:style>
    <style:style style:name="P7" style:family="paragraph" style:parent-style-name="Text_20_body">
      <style:text-properties style:use-window-font-color="true" loext:opacity="0%" style:font-name="Liberation Serif" fo:font-size="11pt" fo:font-weight="normal" officeooo:rsid="08f0df1b" officeooo:paragraph-rsid="08f0df1b" style:font-size-asian="11pt" style:font-weight-asian="normal" style:font-size-complex="11pt" style:font-weight-complex="normal"/>
    </style:style>
    <style:style style:name="P8" style:family="paragraph" style:parent-style-name="Text_20_body">
      <style:text-properties style:use-window-font-color="true" loext:opacity="0%" style:font-name="Liberation Serif" fo:font-size="11pt" fo:font-weight="normal" officeooo:rsid="092c830e" officeooo:paragraph-rsid="092c830e" style:font-size-asian="11pt" style:font-weight-asian="normal" style:font-size-complex="11pt" style:font-weight-complex="normal"/>
    </style:style>
    <style:style style:name="P9" style:family="paragraph" style:parent-style-name="Text_20_body">
      <style:text-properties style:use-window-font-color="true" loext:opacity="0%" style:font-name="Liberation Serif" fo:font-size="11pt" fo:font-weight="normal" officeooo:rsid="02dab7c2" officeooo:paragraph-rsid="049dad6f" style:font-size-asian="11pt" style:font-weight-asian="normal" style:font-size-complex="11pt" style:font-weight-complex="normal"/>
    </style:style>
    <style:style style:name="P1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1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12" style:family="paragraph" style:parent-style-name="Text_20_body">
      <style:text-properties style:use-window-font-color="true" loext:opacity="0%" officeooo:rsid="02f0e586" officeooo:paragraph-rsid="045a147a"/>
    </style:style>
    <style:style style:name="P13" style:family="paragraph" style:parent-style-name="Text_20_body">
      <style:text-properties officeooo:rsid="02cd60a3" officeooo:paragraph-rsid="02cd60a3"/>
    </style:style>
    <style:style style:name="P14" style:family="paragraph" style:parent-style-name="Text_20_body">
      <style:text-properties officeooo:rsid="03033f14" officeooo:paragraph-rsid="03033f14"/>
    </style:style>
    <style:style style:name="P15" style:family="paragraph" style:parent-style-name="Table_20_Contents">
      <style:text-properties style:font-name="Liberation Serif" fo:font-size="11pt" fo:font-style="italic" fo:font-weight="bold" officeooo:rsid="09138744" officeooo:paragraph-rsid="09138744" style:font-size-asian="11pt" style:font-style-asian="italic" style:font-weight-asian="bold" style:font-size-complex="11pt" style:font-style-complex="italic" style:font-weight-complex="bold"/>
    </style:style>
    <style:style style:name="P1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9"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21" style:family="paragraph" style:parent-style-name="Table_20_Contents">
      <style:paragraph-properties fo:text-align="start" style:justify-single-word="false"/>
      <style:text-properties style:font-name="Liberation Serif" fo:font-size="10pt" officeooo:rsid="0959ed7e" officeooo:paragraph-rsid="0959ed7e" style:font-size-asian="10pt" style:font-size-complex="10pt"/>
    </style:style>
    <style:style style:name="P22"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23" style:family="paragraph" style:parent-style-name="Horizontal_20_Line">
      <loext:graphic-properties draw:fill-gradient-name="gradient" draw:fill-hatch-name="hatch"/>
      <style:paragraph-properties fo:margin-top="0in" fo:margin-bottom="0in" style:contextual-spacing="false"/>
    </style:style>
    <style:style style:name="P24"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25"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26"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27" style:family="paragraph" style:parent-style-name="Text_20_body">
      <style:text-properties fo:font-weight="bold" officeooo:rsid="02c6c6f7" officeooo:paragraph-rsid="04513195" style:font-weight-asian="bold" style:font-weight-complex="bold"/>
    </style:style>
    <style:style style:name="P28" style:family="paragraph" style:parent-style-name="Text_20_body">
      <style:text-properties officeooo:paragraph-rsid="045a147a"/>
    </style:style>
    <style:style style:name="P29" style:family="paragraph" style:parent-style-name="Front_20_Page">
      <style:paragraph-properties fo:text-align="center" style:justify-single-word="false"/>
      <style:text-properties style:use-window-font-color="true" loext:opacity="0%" style:font-name="Liberation Sans" fo:font-size="9pt" fo:font-weight="normal" officeooo:rsid="00e26a77" officeooo:paragraph-rsid="09763ae9" style:font-name-asian="Microsoft YaHei" style:font-size-asian="9pt" style:font-weight-asian="normal" style:font-name-complex="Lucida Sans" style:font-size-complex="9pt" style:font-weight-complex="normal"/>
    </style:style>
    <style:style style:name="P30" style:family="paragraph" style:parent-style-name="Heading_20_2">
      <style:text-properties officeooo:rsid="02cd60a3" officeooo:paragraph-rsid="02cd60a3"/>
    </style:style>
    <style:style style:name="P31" style:family="paragraph" style:parent-style-name="Heading_20_2">
      <style:paragraph-properties fo:break-before="column"/>
      <style:text-properties officeooo:rsid="02cd60a3" officeooo:paragraph-rsid="02cd60a3"/>
    </style:style>
    <style:style style:name="P32" style:family="paragraph" style:parent-style-name="Heading_20_3">
      <style:text-properties style:use-window-font-color="true" loext:opacity="0%" style:font-name="Caudex" fo:font-size="20pt" fo:font-weight="bold" officeooo:rsid="097d45c9" officeooo:paragraph-rsid="097d45c9" style:font-name-asian="Microsoft YaHei" style:font-size-asian="20pt" style:font-weight-asian="bold" style:font-name-complex="Lucida Sans" style:font-size-complex="20pt" style:font-weight-complex="bold"/>
    </style:style>
    <style:style style:name="P33" style:family="paragraph" style:parent-style-name="Heading_20_3">
      <style:text-properties style:use-window-font-color="true" loext:opacity="0%" style:font-name="Liberation Sans" fo:font-size="14.1000003814697pt" fo:font-weight="bold" officeooo:rsid="08f0df1b" officeooo:paragraph-rsid="08f0df1b" style:font-name-asian="Microsoft YaHei" style:font-size-asian="14.1000003814697pt" style:font-weight-asian="bold" style:font-name-complex="Lucida Sans" style:font-size-complex="14.1000003814697pt" style:font-weight-complex="bold"/>
    </style:style>
    <style:style style:name="P34" style:family="paragraph" style:parent-style-name="Heading_20_3">
      <style:text-properties style:use-window-font-color="true" loext:opacity="0%" style:font-name="Liberation Sans" fo:font-size="14.1000003814697pt" fo:font-weight="bold" officeooo:rsid="09844f8d" officeooo:paragraph-rsid="09844f8d" style:font-name-asian="Microsoft YaHei" style:font-size-asian="14.1000003814697pt" style:font-weight-asian="bold" style:font-name-complex="Lucida Sans" style:font-size-complex="14.1000003814697pt" style:font-weight-complex="bold"/>
    </style:style>
    <style:style style:name="P35" style:family="paragraph" style:parent-style-name="Heading_20_3">
      <style:text-properties style:use-window-font-color="true" loext:opacity="0%" style:font-name="Liberation Sans" fo:font-size="14.1000003814697pt" fo:font-weight="bold" officeooo:rsid="0994bc65" officeooo:paragraph-rsid="0994bc65" style:font-name-asian="Microsoft YaHei" style:font-size-asian="14.1000003814697pt" style:font-weight-asian="bold" style:font-name-complex="Lucida Sans" style:font-size-complex="14.1000003814697pt" style:font-weight-complex="bold"/>
    </style:style>
    <style:style style:name="P36" style:family="paragraph" style:parent-style-name="Heading_20_3">
      <style:text-properties style:use-window-font-color="true" loext:opacity="0%" style:font-name="Liberation Sans" fo:font-size="14.1000003814697pt" fo:font-weight="bold" officeooo:rsid="09c3edb6" officeooo:paragraph-rsid="09c3edb6" style:font-name-asian="Microsoft YaHei" style:font-size-asian="14.1000003814697pt" style:font-weight-asian="bold" style:font-name-complex="Lucida Sans" style:font-size-complex="14.1000003814697pt" style:font-weight-complex="bold"/>
    </style:style>
    <style:style style:name="P37" style:family="paragraph" style:parent-style-name="Heading_20_3">
      <style:text-properties style:use-window-font-color="true" loext:opacity="0%" officeooo:rsid="09b04702" officeooo:paragraph-rsid="09b04702"/>
    </style:style>
    <style:style style:name="P38" style:family="paragraph" style:parent-style-name="Heading_20_3">
      <style:text-properties officeooo:rsid="03033f14" officeooo:paragraph-rsid="0322be78"/>
    </style:style>
    <style:style style:name="P39" style:family="paragraph" style:parent-style-name="Heading_20_3">
      <style:text-properties officeooo:paragraph-rsid="09b2dc20"/>
    </style:style>
    <style:style style:name="P40" style:family="paragraph" style:parent-style-name="Heading_20_3">
      <style:text-properties officeooo:paragraph-rsid="09aee6c5"/>
    </style:style>
    <style:style style:name="P41" style:family="paragraph" style:parent-style-name="Heading_20_4">
      <style:text-properties officeooo:rsid="045986dc" officeooo:paragraph-rsid="045986dc"/>
    </style:style>
    <style:style style:name="P42" style:family="paragraph" style:parent-style-name="Heading_20_4">
      <style:paragraph-properties fo:break-before="page"/>
      <style:text-properties officeooo:rsid="045986dc" officeooo:paragraph-rsid="045986dc"/>
    </style:style>
    <style:style style:name="P43" style:family="paragraph" style:parent-style-name="Heading_20_4" style:list-style-name="">
      <style:text-properties officeooo:rsid="045986dc" officeooo:paragraph-rsid="045986dc"/>
    </style:style>
    <style:style style:name="P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a4f87f" officeooo:paragraph-rsid="09a4f87f" style:font-name-asian="Microsoft YaHei" style:font-size-asian="15pt" style:font-style-asian="italic" style:font-weight-asian="bold" style:font-name-complex="Lucida Sans" style:font-size-complex="15pt" style:font-style-complex="italic" style:font-weight-complex="bold"/>
    </style:style>
    <style:style style:name="P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c61b15" officeooo:paragraph-rsid="09c61b15" style:font-name-asian="Microsoft YaHei" style:font-size-asian="15pt" style:font-style-asian="italic" style:font-weight-asian="bold" style:font-name-complex="Lucida Sans" style:font-size-complex="15pt" style:font-style-complex="italic" style:font-weight-complex="bold"/>
    </style:style>
    <style:style style:name="P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cdd2de" officeooo:paragraph-rsid="09cdd2de" style:font-name-asian="Microsoft YaHei" style:font-size-asian="15pt" style:font-style-asian="italic" style:font-weight-asian="bold" style:font-name-complex="Lucida Sans" style:font-size-complex="15pt" style:font-style-complex="italic" style:font-weight-complex="bold"/>
    </style:style>
    <style:style style:name="P4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e3f9ea" officeooo:paragraph-rsid="09e3f9ea" style:font-name-asian="Microsoft YaHei" style:font-size-asian="15pt" style:font-style-asian="italic" style:font-weight-asian="bold" style:font-name-complex="Lucida Sans" style:font-size-complex="15pt" style:font-style-complex="italic" style:font-weight-complex="bold"/>
    </style:style>
    <style:style style:name="P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ec1790" officeooo:paragraph-rsid="09ec1790" style:font-name-asian="Microsoft YaHei" style:font-size-asian="15pt" style:font-style-asian="italic" style:font-weight-asian="bold" style:font-name-complex="Lucida Sans" style:font-size-complex="15pt" style:font-style-complex="italic" style:font-weight-complex="bold"/>
    </style:style>
    <style:style style:name="P49" style:family="paragraph" style:parent-style-name="Heading_20_4">
      <style:paragraph-properties fo:break-before="page"/>
      <style:text-properties officeooo:rsid="09bb3ea5" officeooo:paragraph-rsid="09bb3ea5"/>
    </style:style>
    <style:style style:name="P50" style:family="paragraph" style:parent-style-name="Heading_20_4" style:list-style-name="">
      <style:text-properties officeooo:rsid="09bb3ea5" officeooo:paragraph-rsid="09bb3ea5"/>
    </style:style>
    <style:style style:name="P51"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52" style:family="paragraph" style:parent-style-name="Horizontal_20_Line">
      <style:text-properties officeooo:paragraph-rsid="09b92b2e"/>
    </style:style>
    <style:style style:name="P53" style:family="paragraph" style:parent-style-name="Horizontal_20_Line">
      <style:text-properties officeooo:paragraph-rsid="09bed354"/>
    </style:style>
    <style:style style:name="P54" style:family="paragraph" style:parent-style-name="Standard">
      <style:text-properties fo:color="#81d41a" loext:opacity="100%"/>
    </style:style>
    <style:style style:name="P55" style:family="paragraph" style:parent-style-name="Standard" style:list-style-name="">
      <style:text-properties fo:color="#81d41a" loext:opacity="100%" fo:font-size="11pt" officeooo:rsid="09fdcca1" officeooo:paragraph-rsid="09fdcca1" style:font-size-asian="11pt" style:font-size-complex="11pt"/>
    </style:style>
    <style:style style:name="P56" style:family="paragraph" style:parent-style-name="Standard">
      <style:text-properties style:use-window-font-color="true" loext:opacity="0%" style:font-name="Liberation Serif" fo:font-size="11pt" fo:font-weight="normal" officeooo:rsid="09969867" officeooo:paragraph-rsid="09cc0dab" style:font-size-asian="11pt" style:font-weight-asian="normal" style:font-size-complex="11pt" style:font-weight-complex="normal"/>
    </style:style>
    <style:style style:name="P57" style:family="paragraph" style:parent-style-name="Standard" style:list-style-name="">
      <style:text-properties officeooo:rsid="0321b290" officeooo:paragraph-rsid="09e0f114"/>
    </style:style>
    <style:style style:name="P58" style:family="paragraph" style:parent-style-name="Standard" style:list-style-name="">
      <style:text-properties officeooo:rsid="09bb5fdb" officeooo:paragraph-rsid="09d82dc4"/>
    </style:style>
    <style:style style:name="P59" style:family="paragraph" style:parent-style-name="Table_20_Bullets" style:list-style-name="L7">
      <style:text-properties officeooo:paragraph-rsid="07a01642"/>
    </style:style>
    <style:style style:name="P60" style:family="paragraph" style:parent-style-name="Table_20_Bullets" style:list-style-name="L7">
      <style:text-properties officeooo:paragraph-rsid="09f6e9b8"/>
    </style:style>
    <style:style style:name="P61" style:family="paragraph" style:parent-style-name="Table_20_Bullets" style:list-style-name="L7">
      <loext:graphic-properties draw:fill-hatch-name="hatch"/>
      <style:paragraph-properties fo:margin-top="0in" fo:margin-bottom="0in" style:contextual-spacing="false" fo:line-height="100%"/>
      <style:text-properties style:font-name="Liberation Serif" fo:font-size="11pt" fo:font-style="normal" officeooo:rsid="017fb612" officeooo:paragraph-rsid="09f6e9b8" style:font-size-asian="11pt" style:font-style-asian="normal" style:font-size-complex="11pt" style:font-style-complex="normal"/>
    </style:style>
    <style:style style:name="P62" style:family="paragraph" style:parent-style-name="Table_20_Contents">
      <style:text-properties style:use-window-font-color="true" loext:opacity="0%" style:font-name="Liberation Serif" fo:font-size="11pt" fo:font-style="italic" fo:font-weight="bold" officeooo:rsid="099dde11" officeooo:paragraph-rsid="099dde11" style:font-size-asian="11pt" style:font-style-asian="italic" style:font-weight-asian="bold" style:font-size-complex="11pt" style:font-style-complex="italic" style:font-weight-complex="bold"/>
    </style:style>
    <style:style style:name="P63" style:family="paragraph" style:parent-style-name="Table_20_Contents">
      <style:text-properties style:use-window-font-color="true" loext:opacity="0%" style:font-name="Liberation Serif" fo:font-size="11pt" fo:font-style="italic" fo:font-weight="bold" officeooo:rsid="09aea17a" officeooo:paragraph-rsid="09aea17a" style:font-size-asian="11pt" style:font-style-asian="italic" style:font-weight-asian="bold" style:font-size-complex="11pt" style:font-style-complex="italic" style:font-weight-complex="bold"/>
    </style:style>
    <style:style style:name="P64" style:family="paragraph" style:parent-style-name="Table_20_Contents">
      <style:text-properties style:use-window-font-color="true" loext:opacity="0%" style:font-name="Liberation Serif" fo:font-size="11pt" fo:font-style="italic" fo:font-weight="bold" officeooo:rsid="09c65f5c" officeooo:paragraph-rsid="09c65f5c" style:font-size-asian="11pt" style:font-style-asian="italic" style:font-weight-asian="bold" style:font-size-complex="11pt" style:font-style-complex="italic" style:font-weight-complex="bold"/>
    </style:style>
    <style:style style:name="P65" style:family="paragraph" style:parent-style-name="Table_20_Contents">
      <style:paragraph-properties fo:text-align="center" style:justify-single-word="false"/>
      <style:text-properties style:use-window-font-color="true" loext:opacity="0%" style:font-name="Liberation Serif" fo:font-size="11pt" officeooo:rsid="099f6825" officeooo:paragraph-rsid="09a1bbd5" style:font-size-asian="11pt" style:font-size-complex="11pt"/>
    </style:style>
    <style:style style:name="P66" style:family="paragraph" style:parent-style-name="Table_20_Contents">
      <style:text-properties style:use-window-font-color="true" loext:opacity="0%" style:font-name="Liberation Serif" fo:font-size="11pt" officeooo:rsid="09aea17a" officeooo:paragraph-rsid="09aea17a" style:font-size-asian="11pt" style:font-size-complex="11pt"/>
    </style:style>
    <style:style style:name="P67" style:family="paragraph" style:parent-style-name="Table_20_Contents">
      <style:paragraph-properties fo:text-align="start" style:justify-single-word="false"/>
      <style:text-properties style:use-window-font-color="true" loext:opacity="0%" style:font-name="Liberation Serif" fo:font-size="10pt" officeooo:rsid="08fe0bf4" officeooo:paragraph-rsid="081a981c" style:font-size-asian="10pt" style:font-size-complex="10pt"/>
    </style:style>
    <style:style style:name="P68"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69" style:family="paragraph" style:parent-style-name="Table_20_Contents">
      <style:text-properties style:font-name="Liberation Serif" fo:font-size="11pt" officeooo:rsid="09969867" officeooo:paragraph-rsid="09969867" style:font-size-asian="11pt" style:font-size-complex="11pt"/>
    </style:style>
    <style:style style:name="P70" style:family="paragraph" style:parent-style-name="Table_20_Contents">
      <style:text-properties style:font-name="Liberation Serif" fo:font-size="11pt" officeooo:rsid="09969867" officeooo:paragraph-rsid="0996e2a4" style:font-size-asian="11pt" style:font-size-complex="11pt"/>
    </style:style>
    <style:style style:name="P71" style:family="paragraph" style:parent-style-name="Table_20_Contents">
      <style:text-properties style:font-name="Liberation Serif" fo:font-size="11pt" officeooo:rsid="0996e2a4" officeooo:paragraph-rsid="0996e2a4" style:font-size-asian="11pt" style:font-size-complex="11pt"/>
    </style:style>
    <style:style style:name="P72" style:family="paragraph" style:parent-style-name="Table_20_Contents">
      <style:paragraph-properties fo:text-align="start" style:justify-single-word="false"/>
      <style:text-properties style:font-name="Liberation Serif" fo:font-size="11pt" style:font-size-asian="11pt" style:font-size-complex="11pt"/>
    </style:style>
    <style:style style:name="P73" style:family="paragraph" style:parent-style-name="Table_20_Contents">
      <style:paragraph-properties fo:text-align="center" style:justify-single-word="false"/>
      <style:text-properties style:font-name="Liberation Serif" fo:font-size="11pt" style:font-size-asian="11pt" style:font-size-complex="11pt"/>
    </style:style>
    <style:style style:name="P74" style:family="paragraph" style:parent-style-name="Table_20_Contents">
      <style:paragraph-properties fo:text-align="center" style:justify-single-word="false"/>
      <style:text-properties style:font-name="Liberation Serif" fo:font-size="11pt" officeooo:rsid="09a062f7" officeooo:paragraph-rsid="09a1dc1e" style:font-size-asian="11pt" style:font-size-complex="11pt"/>
    </style:style>
    <style:style style:name="P75" style:family="paragraph" style:parent-style-name="Table_20_Contents">
      <style:paragraph-properties fo:text-align="center" style:justify-single-word="false"/>
      <style:text-properties style:font-name="Liberation Serif" fo:font-size="11pt" officeooo:rsid="09a3ae41" officeooo:paragraph-rsid="09a3ae41" style:font-size-asian="11pt" style:font-size-complex="11pt"/>
    </style:style>
    <style:style style:name="P76" style:family="paragraph" style:parent-style-name="Table_20_Contents">
      <style:text-properties style:font-name="Liberation Serif" fo:font-size="11pt" officeooo:rsid="09c3edb6" officeooo:paragraph-rsid="09c3edb6" style:font-size-asian="11pt" style:font-size-complex="11pt"/>
    </style:style>
    <style:style style:name="P77" style:family="paragraph" style:parent-style-name="Table_20_Contents">
      <style:text-properties style:font-name="Liberation Serif" fo:font-size="11pt" officeooo:rsid="09c46a1b" officeooo:paragraph-rsid="09c46a1b" style:font-size-asian="11pt" style:font-size-complex="11pt"/>
    </style:style>
    <style:style style:name="P78"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79" style:family="paragraph" style:parent-style-name="Table_20_Contents">
      <style:text-properties style:font-name="Liberation Serif" fo:font-size="11pt" fo:font-style="italic" fo:font-weight="bold" officeooo:rsid="09969867" officeooo:paragraph-rsid="09969867" style:font-size-asian="11pt" style:font-style-asian="italic" style:font-weight-asian="bold" style:font-size-complex="11pt" style:font-style-complex="italic" style:font-weight-complex="bold"/>
    </style:style>
    <style:style style:name="P80" style:family="paragraph" style:parent-style-name="Table_20_Contents">
      <style:text-properties style:font-name="Liberation Serif" fo:font-size="11pt" fo:font-style="italic" fo:font-weight="bold" officeooo:rsid="09c3edb6" officeooo:paragraph-rsid="09c3edb6" style:font-size-asian="11pt" style:font-style-asian="italic" style:font-weight-asian="bold" style:font-size-complex="11pt" style:font-style-complex="italic" style:font-weight-complex="bold"/>
    </style:style>
    <style:style style:name="P81" style:family="paragraph" style:parent-style-name="Table_20_Contents">
      <style:paragraph-properties fo:text-align="start" style:justify-single-word="false"/>
      <style:text-properties officeooo:paragraph-rsid="07a01642"/>
    </style:style>
    <style:style style:name="P82" style:family="paragraph" style:parent-style-name="Table_20_Contents">
      <style:paragraph-properties fo:text-align="start" style:justify-single-word="false"/>
      <style:text-properties officeooo:paragraph-rsid="09f9828e"/>
    </style:style>
    <style:style style:name="P83"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84" style:family="paragraph" style:parent-style-name="Text_20_body">
      <loext:graphic-properties draw:fill-hatch-name="hatch"/>
      <style:paragraph-properties fo:margin-top="0in" fo:margin-bottom="0in" style:contextual-spacing="false" fo:line-height="100%"/>
      <style:text-properties fo:font-weight="normal" officeooo:rsid="02c6c6f7" officeooo:paragraph-rsid="09b42768" style:font-weight-asian="normal" style:font-weight-complex="normal"/>
    </style:style>
    <style:style style:name="P85" style:family="paragraph" style:parent-style-name="Text_20_body" style:list-style-name="L1">
      <loext:graphic-properties draw:fill-hatch-name="hatch"/>
      <style:paragraph-properties fo:margin-top="0in" fo:margin-bottom="0in" style:contextual-spacing="false" fo:line-height="100%"/>
      <style:text-properties fo:font-weight="normal" officeooo:rsid="0990e4cc" officeooo:paragraph-rsid="09b42768" style:font-weight-asian="normal" style:font-weight-complex="normal"/>
    </style:style>
    <style:style style:name="P8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87"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8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normal" fo:font-weight="bold" officeooo:rsid="09ddf25d" officeooo:paragraph-rsid="09ddf25d" style:font-size-asian="11pt" style:font-style-asian="normal" style:font-weight-asian="bold" style:font-size-complex="11pt" style:font-style-complex="normal" style:font-weight-complex="bold"/>
    </style:style>
    <style:style style:name="P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normal" fo:font-weight="bold" officeooo:rsid="09ddf25d" officeooo:paragraph-rsid="09e0f114" style:font-size-asian="11pt" style:font-style-asian="normal" style:font-weight-asian="bold" style:font-size-complex="11pt" style:font-style-complex="normal" style:font-weight-complex="bold"/>
    </style:style>
    <style:style style:name="P90" style:family="paragraph" style:parent-style-name="Text_20_body">
      <style:text-properties style:use-window-font-color="true" loext:opacity="0%" style:font-name="Liberation Serif" fo:font-size="11pt" fo:font-weight="normal" officeooo:rsid="09969867" officeooo:paragraph-rsid="09969867" style:font-size-asian="11pt" style:font-weight-asian="normal" style:font-size-complex="11pt" style:font-weight-complex="normal"/>
    </style:style>
    <style:style style:name="P91" style:family="paragraph" style:parent-style-name="Text_20_body">
      <style:text-properties style:use-window-font-color="true" loext:opacity="0%" style:font-name="Liberation Serif" fo:font-size="11pt" fo:font-weight="normal" officeooo:rsid="09c3edb6" officeooo:paragraph-rsid="09c3edb6" style:font-size-asian="11pt" style:font-weight-asian="normal" style:font-size-complex="11pt" style:font-weight-complex="normal"/>
    </style:style>
    <style:style style:name="P9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a5b06d" officeooo:paragraph-rsid="09a5b06d" style:font-size-asian="11pt" style:font-style-asian="italic" style:font-weight-asian="normal" style:font-size-complex="11pt" style:font-style-complex="italic" style:font-weight-complex="normal"/>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cdc5f6" officeooo:paragraph-rsid="09cdc5f6" style:font-size-asian="11pt" style:font-style-asian="italic" style:font-weight-asian="normal" style:font-size-complex="11pt" style:font-style-complex="italic" style:font-weight-complex="normal"/>
    </style:style>
    <style:style style:name="P9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cdd2de" officeooo:paragraph-rsid="09cdd2de" style:font-size-asian="11pt" style:font-style-asian="italic" style:font-weight-asian="normal" style:font-size-complex="11pt" style:font-style-complex="italic" style:font-weight-complex="normal"/>
    </style:style>
    <style:style style:name="P9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e9cabb" officeooo:paragraph-rsid="09e9cabb" style:font-size-asian="11pt" style:font-style-asian="italic" style:font-weight-asian="normal" style:font-size-complex="11pt" style:font-style-complex="italic" style:font-weight-complex="normal"/>
    </style:style>
    <style:style style:name="P9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edde69" officeooo:paragraph-rsid="09edde69" style:font-size-asian="11pt" style:font-style-asian="italic" style:font-weight-asian="normal" style:font-size-complex="11pt" style:font-style-complex="italic" style:font-weight-complex="normal"/>
    </style:style>
    <style:style style:name="P9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d82dc4"/>
    </style:style>
    <style:style style:name="P9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0f114"/>
    </style:style>
    <style:style style:name="P9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b4de3"/>
    </style:style>
    <style:style style:name="P10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26d42"/>
    </style:style>
    <style:style style:name="P101" style:family="paragraph" style:parent-style-name="Text_20_body">
      <style:text-properties officeooo:rsid="0990e4cc" officeooo:paragraph-rsid="09b2dc20"/>
    </style:style>
    <style:style style:name="P102" style:family="paragraph" style:parent-style-name="Text_20_body">
      <loext:graphic-properties draw:fill-hatch-name="hatch"/>
      <style:paragraph-properties fo:margin-top="0in" fo:margin-bottom="0in" style:contextual-spacing="false" fo:line-height="100%"/>
      <style:text-properties officeooo:paragraph-rsid="09a9bef1"/>
    </style:style>
    <style:style style:name="P103" style:family="paragraph" style:parent-style-name="Text_20_body" style:list-style-name="L1">
      <loext:graphic-properties draw:fill-hatch-name="hatch"/>
      <style:paragraph-properties fo:margin-top="0in" fo:margin-bottom="0in" style:contextual-spacing="false" fo:line-height="100%"/>
      <style:text-properties officeooo:paragraph-rsid="09b42768"/>
    </style:style>
    <style:style style:name="P104" style:family="paragraph" style:parent-style-name="Text_20_body">
      <loext:graphic-properties draw:fill-hatch-name="hatch"/>
      <style:paragraph-properties fo:margin-top="0in" fo:margin-bottom="0in" style:contextual-spacing="false" fo:line-height="100%"/>
      <style:text-properties officeooo:paragraph-rsid="09bed354"/>
    </style:style>
    <style:style style:name="P105" style:family="paragraph" style:parent-style-name="Text_20_body">
      <loext:graphic-properties draw:fill-hatch-name="hatch"/>
      <style:paragraph-properties fo:margin-top="0in" fo:margin-bottom="0in" style:contextual-spacing="false" fo:line-height="100%"/>
      <style:text-properties officeooo:paragraph-rsid="09cc0dab"/>
    </style:style>
    <style:style style:name="P106" style:family="paragraph" style:parent-style-name="Text_20_body">
      <style:text-properties fo:color="#81d41a" loext:opacity="100%" officeooo:rsid="09b17ef0" officeooo:paragraph-rsid="09b17ef0"/>
    </style:style>
    <style:style style:name="P107" style:family="paragraph" style:parent-style-name="Text_20_body">
      <style:text-properties officeooo:rsid="09138744" officeooo:paragraph-rsid="09138744"/>
    </style:style>
    <style:style style:name="P108" style:family="paragraph" style:parent-style-name="Text_20_body">
      <style:text-properties officeooo:paragraph-rsid="09b17ef0"/>
    </style:style>
    <style:style style:name="P109" style:family="paragraph" style:parent-style-name="Text_20_body">
      <style:text-properties officeooo:paragraph-rsid="09b2dc20"/>
    </style:style>
    <style:style style:name="P110" style:family="paragraph" style:parent-style-name="Text_20_body">
      <style:paragraph-properties fo:break-before="column"/>
      <style:text-properties officeooo:paragraph-rsid="09b2dc20"/>
    </style:style>
    <style:style style:name="P111" style:family="paragraph" style:parent-style-name="Text_20_body">
      <style:text-properties officeooo:rsid="09bb5fdb" officeooo:paragraph-rsid="09bb5fdb"/>
    </style:style>
    <style:style style:name="P112" style:family="paragraph" style:parent-style-name="Text_20_body">
      <style:text-properties officeooo:paragraph-rsid="09d50f9c"/>
    </style:style>
    <style:style style:name="T1" style:family="text">
      <style:text-properties style:font-name="Liberation Serif" fo:font-style="italic" officeooo:rsid="017649f5" style:font-style-asian="italic" style:font-style-complex="italic"/>
    </style:style>
    <style:style style:name="T2" style:family="text">
      <style:text-properties style:font-name="Liberation Serif" fo:font-style="italic" officeooo:rsid="09763ae9"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b53e3a4" style:font-style-asian="italic" style:font-style-complex="italic"/>
    </style:style>
    <style:style style:name="T5" style:family="text">
      <style:text-properties style:font-name="Liberation Serif" fo:font-style="italic" officeooo:rsid="09d396a9" style:font-style-asian="italic" style:font-style-complex="italic"/>
    </style:style>
    <style:style style:name="T6" style:family="text">
      <style:text-properties style:font-name="Liberation Serif" fo:font-size="11pt" fo:font-weight="normal" officeooo:rsid="045a147a" style:font-size-asian="11pt" style:font-weight-asian="normal" style:font-size-complex="11pt" style:font-weight-complex="normal"/>
    </style:style>
    <style:style style:name="T7" style:family="text">
      <style:text-properties style:font-name="Liberation Serif" fo:font-size="11pt" fo:font-weight="normal" officeooo:rsid="032fdeb1" style:font-size-asian="11pt" style:font-weight-asian="normal" style:font-size-complex="11pt" style:font-weight-complex="normal"/>
    </style:style>
    <style:style style:name="T8" style:family="text">
      <style:text-properties style:font-name="Liberation Serif" fo:font-size="11pt" fo:font-weight="normal" officeooo:rsid="07a7c394" style:font-size-asian="11pt" style:font-weight-asian="normal" style:font-size-complex="11pt" style:font-weight-complex="normal"/>
    </style:style>
    <style:style style:name="T9" style:family="text">
      <style:text-properties style:font-name="Liberation Serif" fo:font-size="11pt" fo:font-weight="normal" officeooo:rsid="09e5ca2c" style:font-size-asian="11pt" style:font-weight-asian="normal" style:font-size-complex="11pt" style:font-weight-complex="normal"/>
    </style:style>
    <style:style style:name="T10" style:family="text">
      <style:text-properties style:font-name="Liberation Serif" fo:font-size="11pt" fo:font-weight="normal" officeooo:rsid="09f25bce" style:font-size-asian="11pt" style:font-weight-asian="normal" style:font-size-complex="11pt" style:font-weight-complex="normal"/>
    </style:style>
    <style:style style:name="T11" style:family="text">
      <style:text-properties style:font-name="Liberation Serif" fo:font-size="11pt" fo:font-weight="normal" officeooo:rsid="09f32ce6" style:font-size-asian="11pt" style:font-weight-asian="normal" style:font-size-complex="11pt" style:font-weight-complex="normal"/>
    </style:style>
    <style:style style:name="T12" style:family="text">
      <style:text-properties style:font-name="Liberation Serif" fo:font-size="11pt" fo:font-weight="normal" officeooo:rsid="09f4f174" style:font-size-asian="11pt" style:font-weight-asian="normal" style:font-size-complex="11pt" style:font-weight-complex="normal"/>
    </style:style>
    <style:style style:name="T13" style:family="text">
      <style:text-properties style:font-name="Liberation Serif" fo:font-size="11pt" fo:font-weight="normal" officeooo:rsid="09fafb6f" style:font-size-asian="11pt" style:font-weight-asian="normal" style:font-size-complex="11pt" style:font-weight-complex="normal"/>
    </style:style>
    <style:style style:name="T14" style:family="text">
      <style:text-properties style:font-name="Liberation Serif" fo:font-size="11pt" fo:font-weight="normal" officeooo:rsid="09fc3f17" style:font-size-asian="11pt" style:font-weight-asian="normal" style:font-size-complex="11pt" style:font-weight-complex="normal"/>
    </style:style>
    <style:style style:name="T15"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1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17" style:family="text">
      <style:text-properties style:font-name="Liberation Serif" fo:font-size="11pt" fo:font-style="normal" officeooo:rsid="017d05df" style:font-size-asian="11pt" style:font-style-asian="normal" style:font-size-complex="11pt" style:font-style-complex="normal"/>
    </style:style>
    <style:style style:name="T18" style:family="text">
      <style:text-properties style:font-name="Liberation Serif" fo:font-size="11pt" fo:font-style="normal" officeooo:rsid="017fb612" style:font-size-asian="11pt" style:font-style-asian="normal" style:font-size-complex="11pt" style:font-style-complex="normal"/>
    </style:style>
    <style:style style:name="T19" style:family="text">
      <style:text-properties style:font-name="Liberation Serif" fo:font-size="11pt" fo:font-style="normal" officeooo:rsid="09d00325" style:font-size-asian="11pt" style:font-style-asian="normal" style:font-size-complex="11pt" style:font-style-complex="normal"/>
    </style:style>
    <style:style style:name="T20" style:family="text">
      <style:text-properties style:use-window-font-color="true" loext:opacity="0%" style:font-name="Liberation Sans"/>
    </style:style>
    <style:style style:name="T21" style:family="text">
      <style:text-properties style:use-window-font-color="true" loext:opacity="0%" style:font-name="Liberation Sans" fo:font-size="14.1000003814697pt" fo:font-weight="bold" officeooo:rsid="0931edca" style:font-name-asian="Microsoft YaHei" style:font-size-asian="14.1000003814697pt" style:font-weight-asian="bold" style:font-name-complex="Lucida Sans" style:font-size-complex="14.1000003814697pt" style:font-weight-complex="bold"/>
    </style:style>
    <style:style style:name="T22" style:family="text">
      <style:text-properties style:use-window-font-color="true" loext:opacity="0%" style:font-name="Liberation Sans" fo:font-size="14.1000003814697pt" fo:font-weight="bold" officeooo:rsid="09a9d916" style:font-name-asian="Microsoft YaHei" style:font-size-asian="14.1000003814697pt" style:font-weight-asian="bold" style:font-name-complex="Lucida Sans" style:font-size-complex="14.1000003814697pt" style:font-weight-complex="bold"/>
    </style:style>
    <style:style style:name="T23" style:family="text">
      <style:text-properties style:use-window-font-color="true" loext:opacity="0%" style:font-name="Liberation Sans" fo:font-size="14.1000003814697pt" fo:font-weight="bold" officeooo:rsid="09ab54f9" style:font-name-asian="Microsoft YaHei" style:font-size-asian="14.1000003814697pt" style:font-weight-asian="bold" style:font-name-complex="Lucida Sans" style:font-size-complex="14.1000003814697pt" style:font-weight-complex="bold"/>
    </style:style>
    <style:style style:name="T24" style:family="text">
      <style:text-properties style:use-window-font-color="true" loext:opacity="0%" style:font-name="Liberation Sans" fo:font-size="14.1000003814697pt" fo:font-weight="bold" officeooo:rsid="09b2dc20" style:font-name-asian="Microsoft YaHei" style:font-size-asian="14.1000003814697pt" style:font-weight-asian="bold" style:font-name-complex="Lucida Sans" style:font-size-complex="14.1000003814697pt" style:font-weight-complex="bold"/>
    </style:style>
    <style:style style:name="T25" style:family="text">
      <style:text-properties style:use-window-font-color="true" loext:opacity="0%" style:font-name="Liberation Sans" fo:font-size="14.1000003814697pt" fo:font-weight="bold" officeooo:rsid="09138744" style:font-name-asian="Microsoft YaHei" style:font-size-asian="14.1000003814697pt" style:font-weight-asian="bold" style:font-name-complex="Lucida Sans" style:font-size-complex="14.1000003814697pt" style:font-weight-complex="bold"/>
    </style:style>
    <style:style style:name="T26" style:family="text">
      <style:text-properties style:use-window-font-color="true" loext:opacity="0%" style:font-name="Liberation Sans" fo:font-size="11.8999996185303pt" fo:font-weight="bold" officeooo:rsid="09c65f5c" style:font-name-asian="Microsoft YaHei" style:font-size-asian="11.8999996185303pt" style:font-weight-asian="bold" style:font-name-complex="Lucida Sans" style:font-size-complex="11.8999996185303pt" style:font-weight-complex="bold"/>
    </style:style>
    <style:style style:name="T27"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983b651"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98774b3"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996011d"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9a76008"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9a903b2"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9a9bef1"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9ac4209"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9bba142"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9c7808c"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9d50f9c" style:font-size-asian="11pt" style:font-weight-asian="normal" style:font-size-complex="11pt" style:font-weight-complex="normal"/>
    </style:style>
    <style:style style:name="T44" style:family="text">
      <style:text-properties style:use-window-font-color="true" loext:opacity="0%" style:font-name="Liberation Serif" fo:font-size="11pt" fo:font-style="normal" fo:font-weight="normal" officeooo:rsid="09a9bef1" style:font-size-asian="11pt" style:font-style-asian="normal" style:font-weight-asian="normal" style:font-size-complex="11pt" style:font-style-complex="normal" style:font-weight-complex="normal"/>
    </style:style>
    <style:style style:name="T45" style:family="text">
      <style:text-properties style:use-window-font-color="true" loext:opacity="0%" style:font-name="Liberation Serif" fo:font-size="11pt" fo:font-style="normal" fo:font-weight="normal" officeooo:rsid="09c7808c" style:font-size-asian="11pt" style:font-style-asian="normal" style:font-weight-asian="normal" style:font-size-complex="11pt" style:font-style-complex="normal" style:font-weight-complex="normal"/>
    </style:style>
    <style:style style:name="T46" style:family="text">
      <style:text-properties style:use-window-font-color="true" loext:opacity="0%" style:font-name="Liberation Serif" fo:font-size="11pt" fo:font-style="normal" fo:font-weight="normal" officeooo:rsid="09c93d78" style:font-size-asian="11pt" style:font-style-asian="normal" style:font-weight-asian="normal" style:font-size-complex="11pt" style:font-style-complex="normal" style:font-weight-complex="normal"/>
    </style:style>
    <style:style style:name="T47" style:family="text">
      <style:text-properties style:use-window-font-color="true" loext:opacity="0%" style:font-name="Liberation Serif" fo:font-size="11pt" fo:font-style="normal" fo:font-weight="normal" officeooo:rsid="09ca3df3" style:font-size-asian="11pt" style:font-style-asian="normal" style:font-weight-asian="normal" style:font-size-complex="11pt" style:font-style-complex="normal" style:font-weight-complex="normal"/>
    </style:style>
    <style:style style:name="T48" style:family="text">
      <style:text-properties style:use-window-font-color="true" loext:opacity="0%" style:font-name="Liberation Serif" fo:font-size="11pt" fo:font-style="normal" fo:font-weight="normal" officeooo:rsid="09ce6c76" style:font-size-asian="11pt" style:font-style-asian="normal" style:font-weight-asian="normal" style:font-size-complex="11pt" style:font-style-complex="normal" style:font-weight-complex="normal"/>
    </style:style>
    <style:style style:name="T49" style:family="text">
      <style:text-properties style:use-window-font-color="true" loext:opacity="0%" style:font-name="Liberation Serif" fo:font-size="11pt" fo:font-style="normal" fo:font-weight="normal" officeooo:rsid="09d019bd" style:font-size-asian="11pt" style:font-style-asian="normal" style:font-weight-asian="normal" style:font-size-complex="11pt" style:font-style-complex="normal" style:font-weight-complex="normal"/>
    </style:style>
    <style:style style:name="T50" style:family="text">
      <style:text-properties style:use-window-font-color="true" loext:opacity="0%" style:font-name="Liberation Serif" fo:font-size="11pt" fo:font-style="normal" fo:font-weight="normal" officeooo:rsid="074ce092" style:font-size-asian="11pt" style:font-style-asian="normal" style:font-weight-asian="normal" style:font-size-complex="11pt" style:font-style-complex="normal" style:font-weight-complex="normal"/>
    </style:style>
    <style:style style:name="T51" style:family="text">
      <style:text-properties style:use-window-font-color="true" loext:opacity="0%" style:font-name="Liberation Serif" fo:font-size="11pt" fo:font-style="normal" fo:font-weight="normal" officeooo:rsid="0790daab" style:font-size-asian="11pt" style:font-style-asian="normal" style:font-weight-asian="normal" style:font-size-complex="11pt" style:font-style-complex="normal" style:font-weight-complex="normal"/>
    </style:style>
    <style:style style:name="T52" style:family="text">
      <style:text-properties style:use-window-font-color="true" loext:opacity="0%" style:font-name="Liberation Serif" fo:font-size="11pt" fo:font-style="normal" fo:font-weight="normal" officeooo:rsid="09f71ad3" style:font-size-asian="11pt" style:font-style-asian="normal" style:font-weight-asian="normal" style:font-size-complex="11pt" style:font-style-complex="normal" style:font-weight-complex="normal"/>
    </style:style>
    <style:style style:name="T53" style:family="text">
      <style:text-properties style:use-window-font-color="true" loext:opacity="0%" style:font-name="Liberation Serif" fo:font-size="11pt" fo:font-style="normal" fo:font-weight="normal" officeooo:rsid="09f9828e" style:font-size-asian="11pt" style:font-style-asian="normal" style:font-weight-asian="normal" style:font-size-complex="11pt" style:font-style-complex="normal" style:font-weight-complex="normal"/>
    </style:style>
    <style:style style:name="T54" style:family="text">
      <style:text-properties style:use-window-font-color="true" loext:opacity="0%" style:font-name="Liberation Serif" fo:font-size="11pt" fo:font-style="normal" fo:font-weight="bold" officeooo:rsid="039ad87c" style:font-size-asian="11pt" style:font-style-asian="normal" style:font-weight-asian="bold" style:font-size-complex="11pt" style:font-style-complex="normal" style:font-weight-complex="bold"/>
    </style:style>
    <style:style style:name="T55" style:family="text">
      <style:text-properties style:use-window-font-color="true" loext:opacity="0%" style:font-name="Liberation Serif" fo:font-size="11pt" fo:font-style="normal" fo:font-weight="bold" officeooo:rsid="074ce092" style:font-size-asian="11pt" style:font-style-asian="normal" style:font-weight-asian="bold" style:font-size-complex="11pt" style:font-style-complex="normal" style:font-weight-complex="bold"/>
    </style:style>
    <style:style style:name="T56" style:family="text">
      <style:text-properties style:use-window-font-color="true" loext:opacity="0%" fo:font-weight="normal" officeooo:rsid="04513195" style:font-weight-asian="normal" style:font-weight-complex="normal"/>
    </style:style>
    <style:style style:name="T57" style:family="text">
      <style:text-properties style:use-window-font-color="true" loext:opacity="0%" fo:font-weight="normal" officeooo:rsid="03521625" style:font-weight-asian="normal" style:font-weight-complex="normal"/>
    </style:style>
    <style:style style:name="T58" style:family="text">
      <style:text-properties style:use-window-font-color="true" loext:opacity="0%" officeooo:rsid="02f0e586"/>
    </style:style>
    <style:style style:name="T59" style:family="text">
      <style:text-properties style:use-window-font-color="true" loext:opacity="0%" officeooo:rsid="0988d6c3"/>
    </style:style>
    <style:style style:name="T60" style:family="text">
      <style:text-properties style:use-window-font-color="true" loext:opacity="0%" officeooo:rsid="09c4f020"/>
    </style:style>
    <style:style style:name="T61" style:family="text">
      <style:text-properties style:use-window-font-color="true" loext:opacity="0%" officeooo:rsid="060612fb"/>
    </style:style>
    <style:style style:name="T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64" style:family="text">
      <style:text-properties style:use-window-font-color="true" loext:opacity="0%" officeooo:rsid="09e7a9f9"/>
    </style:style>
    <style:style style:name="T65" style:family="text">
      <style:text-properties style:use-window-font-color="true" loext:opacity="0%" fo:font-size="11pt" fo:font-style="normal" fo:font-weight="normal" officeooo:rsid="0790daab" style:font-size-asian="11pt" style:font-style-asian="normal" style:font-weight-asian="normal" style:font-size-complex="11pt" style:font-style-complex="normal" style:font-weight-complex="normal"/>
    </style:style>
    <style:style style:name="T66" style:family="text">
      <style:text-properties style:font-name="Liberation Sans"/>
    </style:style>
    <style:style style:name="T67" style:family="text">
      <style:text-properties style:font-name="Liberation Sans" fo:font-weight="bold" officeooo:rsid="09d396a9" style:font-name-asian="Microsoft YaHei" style:font-weight-asian="bold" style:font-name-complex="Lucida Sans" style:font-weight-complex="bold"/>
    </style:style>
    <style:style style:name="T68" style:family="text">
      <style:text-properties style:font-name="Liberation Sans" officeooo:rsid="030595d5"/>
    </style:style>
    <style:style style:name="T69"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70" style:family="text">
      <style:text-properties style:font-name="Liberation Sans" fo:font-size="14.1000003814697pt" fo:font-weight="bold" officeooo:rsid="09ab54f9" style:font-name-asian="Microsoft YaHei" style:font-size-asian="14.1000003814697pt" style:font-weight-asian="bold" style:font-name-complex="Lucida Sans" style:font-size-complex="14.1000003814697pt" style:font-weight-complex="bold"/>
    </style:style>
    <style:style style:name="T71" style:family="text">
      <style:text-properties fo:font-weight="bold" style:font-weight-asian="bold" style:font-weight-complex="bold"/>
    </style:style>
    <style:style style:name="T72" style:family="text">
      <style:text-properties fo:font-weight="bold" officeooo:rsid="06501c22"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4479e38" style:font-weight-asian="normal" style:font-weight-complex="normal"/>
    </style:style>
    <style:style style:name="T75" style:family="text">
      <style:text-properties fo:font-weight="normal" officeooo:rsid="092d1adc" style:font-weight-asian="normal" style:font-weight-complex="normal"/>
    </style:style>
    <style:style style:name="T76" style:family="text">
      <style:text-properties fo:font-weight="normal" officeooo:rsid="0988274e" style:font-weight-asian="normal" style:font-weight-complex="normal"/>
    </style:style>
    <style:style style:name="T77" style:family="text">
      <style:text-properties fo:font-weight="normal" officeooo:rsid="0990e4cc" style:font-weight-asian="normal" style:font-weight-complex="normal"/>
    </style:style>
    <style:style style:name="T78" style:family="text">
      <style:text-properties fo:font-weight="normal" officeooo:rsid="09dfdc6e" style:font-weight-asian="normal" style:font-weight-complex="normal"/>
    </style:style>
    <style:style style:name="T79" style:family="text">
      <style:text-properties fo:font-weight="normal" officeooo:rsid="09e0f114" style:font-weight-asian="normal" style:font-weight-complex="normal"/>
    </style:style>
    <style:style style:name="T80" style:family="text">
      <style:text-properties fo:font-weight="normal" officeooo:rsid="09e526a5" style:font-weight-asian="normal" style:font-weight-complex="normal"/>
    </style:style>
    <style:style style:name="T81" style:family="text">
      <style:text-properties fo:font-style="normal" style:font-style-asian="normal" style:font-style-complex="normal"/>
    </style:style>
    <style:style style:name="T82" style:family="text">
      <style:text-properties officeooo:rsid="01c2d7a2"/>
    </style:style>
    <style:style style:name="T83" style:family="text">
      <style:text-properties fo:color="#5983b0" loext:opacity="100%" style:font-name="Liberation Serif" fo:font-size="11pt" fo:font-style="normal" fo:font-weight="bold" officeooo:rsid="09f6e9b8" style:font-size-asian="11pt" style:font-style-asian="normal" style:font-weight-asian="bold" style:font-size-complex="11pt" style:font-style-complex="normal" style:font-weight-complex="bold"/>
    </style:style>
    <style:style style:name="T84" style:family="text">
      <style:text-properties fo:color="#5983b0" loext:opacity="100%" style:font-name="Liberation Serif" fo:font-size="11pt" fo:font-style="normal" fo:font-weight="bold" officeooo:rsid="09f9828e" style:font-size-asian="11pt" style:font-style-asian="normal" style:font-weight-asian="bold" style:font-size-complex="11pt" style:font-style-complex="normal" style:font-weight-complex="bold"/>
    </style:style>
    <style:style style:name="T85" style:family="text">
      <style:text-properties fo:color="#5983b0" loext:opacity="100%" fo:font-weight="bold" officeooo:rsid="09f6e9b8" style:font-weight-asian="bold" style:font-weight-complex="bold"/>
    </style:style>
    <style:style style:name="T86" style:family="text">
      <style:text-properties fo:color="#5983b0" loext:opacity="100%" fo:font-weight="bold" officeooo:rsid="09f9828e" style:font-weight-asian="bold" style:font-weight-complex="bold"/>
    </style:style>
    <style:style style:name="T87" style:family="text">
      <style:text-properties officeooo:rsid="02c987cf"/>
    </style:style>
    <style:style style:name="T88" style:family="text">
      <style:text-properties officeooo:rsid="02fbb0e5"/>
    </style:style>
    <style:style style:name="T89" style:family="text">
      <style:text-properties officeooo:rsid="02d6e04c"/>
    </style:style>
    <style:style style:name="T90" style:family="text">
      <style:text-properties officeooo:rsid="02dd0f06"/>
    </style:style>
    <style:style style:name="T91" style:family="text">
      <style:text-properties officeooo:rsid="043e66e7"/>
    </style:style>
    <style:style style:name="T92" style:family="text">
      <style:text-properties officeooo:rsid="07f460b1"/>
    </style:style>
    <style:style style:name="T93" style:family="text">
      <style:text-properties officeooo:rsid="08f154f8"/>
    </style:style>
    <style:style style:name="T94" style:family="text">
      <style:text-properties officeooo:rsid="097d45c9"/>
    </style:style>
    <style:style style:name="T95" style:family="text">
      <style:text-properties officeooo:rsid="0980b04b"/>
    </style:style>
    <style:style style:name="T96" style:family="text">
      <style:text-properties fo:color="#c9211e" loext:opacity="100%" style:font-name="Liberation Serif" fo:font-size="11pt" fo:font-style="normal" fo:font-weight="normal" officeooo:rsid="09f9828e" style:font-size-asian="11pt" style:font-style-asian="normal" style:font-weight-asian="normal" style:font-size-complex="11pt" style:font-style-complex="normal" style:font-weight-complex="normal"/>
    </style:style>
    <style:style style:name="T97" style:family="text">
      <style:text-properties fo:color="#c9211e" loext:opacity="100%" officeooo:rsid="02c7c6e5"/>
    </style:style>
    <style:style style:name="T98" style:family="text">
      <style:text-properties fo:color="#c9211e" loext:opacity="100%" officeooo:rsid="092e79ef"/>
    </style:style>
    <style:style style:name="T99" style:family="text">
      <style:text-properties fo:color="#c9211e" loext:opacity="100%" officeooo:rsid="092fcce3"/>
    </style:style>
    <style:style style:name="T100" style:family="text">
      <style:text-properties fo:color="#c9211e" loext:opacity="100%" officeooo:rsid="0714c326"/>
    </style:style>
    <style:style style:name="T101" style:family="text">
      <style:text-properties fo:color="#c9211e" loext:opacity="100%" fo:font-style="italic" officeooo:rsid="0714c326" style:font-style-asian="italic" style:font-style-complex="italic"/>
    </style:style>
    <style:style style:name="T102" style:family="text">
      <style:text-properties fo:color="#c9211e" loext:opacity="100%" fo:font-style="normal" officeooo:rsid="0714c326" style:font-style-asian="normal" style:font-style-complex="normal"/>
    </style:style>
    <style:style style:name="T103" style:family="text">
      <style:text-properties fo:color="#c9211e" loext:opacity="100%" fo:font-style="normal" officeooo:rsid="0931a5bc" style:font-style-asian="normal" style:font-style-complex="normal"/>
    </style:style>
    <style:style style:name="T104" style:family="text">
      <style:text-properties fo:color="#c9211e" loext:opacity="100%" fo:font-style="normal" officeooo:rsid="0931ea75" style:font-style-asian="normal" style:font-style-complex="normal"/>
    </style:style>
    <style:style style:name="T105" style:family="text">
      <style:text-properties officeooo:rsid="0988d6c3"/>
    </style:style>
    <style:style style:name="T106" style:family="text">
      <style:text-properties officeooo:rsid="0990e4cc"/>
    </style:style>
    <style:style style:name="T107" style:family="text">
      <style:text-properties officeooo:rsid="0996011d"/>
    </style:style>
    <style:style style:name="T108" style:family="text">
      <style:text-properties officeooo:rsid="099cc528"/>
    </style:style>
    <style:style style:name="T109" style:family="text">
      <style:text-properties officeooo:rsid="099dde11"/>
    </style:style>
    <style:style style:name="T110" style:family="text">
      <style:text-properties officeooo:rsid="09a062f7"/>
    </style:style>
    <style:style style:name="T111" style:family="text">
      <style:text-properties officeooo:rsid="09a1dc1e"/>
    </style:style>
    <style:style style:name="T112" style:family="text">
      <style:text-properties officeooo:rsid="09a640e9"/>
    </style:style>
    <style:style style:name="T113" style:family="text">
      <style:text-properties officeooo:rsid="09ac4209"/>
    </style:style>
    <style:style style:name="T114" style:family="text">
      <style:text-properties officeooo:rsid="09ad9a6e"/>
    </style:style>
    <style:style style:name="T115" style:family="text">
      <style:text-properties officeooo:rsid="09ba86f2"/>
    </style:style>
    <style:style style:name="T116" style:family="text">
      <style:text-properties officeooo:rsid="09bcd33e"/>
    </style:style>
    <style:style style:name="T117" style:family="text">
      <style:text-properties officeooo:rsid="09c3edb6"/>
    </style:style>
    <style:style style:name="T118" style:family="text">
      <style:text-properties officeooo:rsid="09c65f5c"/>
    </style:style>
    <style:style style:name="T119" style:family="text">
      <style:text-properties officeooo:rsid="09d7a4de"/>
    </style:style>
    <style:style style:name="T120" style:family="text">
      <style:text-properties officeooo:rsid="09e28dde"/>
    </style:style>
    <style:style style:name="T121" style:family="text">
      <style:text-properties officeooo:rsid="09e37ddb"/>
    </style:style>
    <style:style style:name="T122" style:family="text">
      <style:text-properties officeooo:rsid="07a6202a"/>
    </style:style>
    <style:style style:name="T123" style:family="text">
      <style:text-properties officeooo:rsid="09ec1790"/>
    </style:style>
    <style:style style:name="T124" style:family="text">
      <style:text-properties officeooo:rsid="09ee0c9a"/>
    </style:style>
    <style:style style:name="T125" style:family="text">
      <style:text-properties officeooo:rsid="09ffb466"/>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15in" fo:margin-left="0.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1in" fo:margin-left="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2" text:outline-level="3">Blademaster</text:h>
        <text:p text:style-name="P8">You're a <text:span text:style-name="T94">blademaster</text:span>.</text:p>
        <text:h text:style-name="Heading_20_2" text:outline-level="2">Basics</text:h>
        <text:p text:style-name="P27">Starting Characteristics:<text:span text:style-name="T73"> You start with a </text:span><text:span text:style-name="T76">Might or</text:span><text:span text:style-name="T74"> </text:span><text:span text:style-name="T35">Agility</text:span><text:span text:style-name="T73"> of 2 </text:span><text:span text:style-name="T75">and a </text:span><text:span text:style-name="T35">Reason</text:span><text:span text:style-name="T75"> of 2</text:span><text:span text:style-name="T73">, and can choose one of the following arrays for your other characteristics scores:</text:span></text:p>
        <text:list xml:id="list4065545250" text:style-name="L1">
          <text:list-item>
            <text:p text:style-name="P83">2, -1, -1</text:p>
          </text:list-item>
          <text:list-item>
            <text:p text:style-name="P83">1, 1, -1</text:p>
          </text:list-item>
          <text:list-item>
            <text:p text:style-name="P83">1, 0, 0</text:p>
            <text:p text:style-name="P83"/>
          </text:list-item>
        </text:list>
        <table:table table:name="Table1" table:style-name="Table1">
          <table:table-column table:style-name="Table1.A"/>
          <table:table-row table:style-name="TableLine2316713557120">
            <table:table-cell table:style-name="Table1.A1" office:value-type="string">
              <text:p text:style-name="P19"><text:span text:style-name="T71">Poten</text:span><text:span text:style-name="T72">cy</text:span><text:span text:style-name="T71"> Characteristic</text:span>: <text:span text:style-name="T56">Reason</text:span></text:p>
            </table:table-cell>
          </table:table-row>
          <table:table-row table:style-name="TableLine2316713556304">
            <table:table-cell table:style-name="Table1.A2" office:value-type="string">
              <text:p text:style-name="P16"><text:span text:style-name="T71">Starting Stamina at 1st Level:</text:span> 1<text:span text:style-name="T59">8</text:span></text:p>
            </table:table-cell>
          </table:table-row>
          <table:table-row table:style-name="TableLine2316713563920">
            <table:table-cell table:style-name="Table1.A2" office:value-type="string">
              <text:p text:style-name="P17"><text:span text:style-name="T71">Stamina Gained at 2nd and Higher Levels:</text:span> <text:span text:style-name="T105">9</text:span></text:p>
            </table:table-cell>
          </table:table-row>
          <table:table-row table:style-name="TableLine2316713563104">
            <table:table-cell table:style-name="Table1.A2" office:value-type="string">
              <text:p text:style-name="P17"><text:span text:style-name="T71">Recoveries:</text:span> <text:span text:style-name="T92">8</text:span></text:p>
            </table:table-cell>
          </table:table-row>
          <table:table-row table:style-name="TableLine2316713562560">
            <table:table-cell table:style-name="Table1.A2" office:value-type="string">
              <text:p text:style-name="P18"><text:span text:style-name="T71">Skills:</text:span> <text:span text:style-name="T97">Magic, plus choose any </text:span><text:span text:style-name="T98">three</text:span><text:span text:style-name="T97"> skills from the </text:span><text:span text:style-name="T99">interpersonal</text:span><text:span text:style-name="T97"> or lore skill groups. </text:span><text:span text:style-name="T100">(</text:span><text:span text:style-name="T101">Quick Build</text:span><text:span text:style-name="T102">: Magic, </text:span><text:span text:style-name="T103">Brag</text:span><text:span text:style-name="T102">, </text:span><text:span text:style-name="T104">History</text:span><text:span text:style-name="T102">, Timescape)</text:span></text:p>
            </table:table-cell>
          </table:table-row>
        </table:table>
        <text:p text:style-name="Standard"/>
        <text:h text:style-name="P51" text:outline-level="5"><text:span text:style-name="T67">Blademaster</text:span><text:span text:style-name="T87"> Advancement</text:span></text:h>
        <table:table table:name="Table2" table:style-name="Table2">
          <table:table-column table:style-name="Table2.A"/>
          <table:table-column table:style-name="Table2.B"/>
          <table:table-column table:style-name="Table2.C"/>
          <table:table-column table:style-name="Table2.D"/>
          <table:table-row table:style-name="TableLine2316713559568">
            <table:table-cell table:style-name="Table2.A1" office:value-type="string">
              <text:p text:style-name="P22">Level</text:p>
            </table:table-cell>
            <table:table-cell table:style-name="Table2.A1" office:value-type="string">
              <text:p text:style-name="P22">Features</text:p>
            </table:table-cell>
            <table:table-cell table:style-name="Table2.A1" office:value-type="string">
              <text:p text:style-name="P5"/>
            </table:table-cell>
            <table:table-cell table:style-name="Table2.D1" office:value-type="string">
              <text:p text:style-name="P6"/>
            </table:table-cell>
          </table:table-row>
          <table:table-row table:style-name="TableLine2316713561744">
            <table:table-cell table:style-name="Table2.A2" office:value-type="string">
              <text:p text:style-name="P1">1<text:span text:style-name="T88">st</text:span></text:p>
            </table:table-cell>
            <table:table-cell table:style-name="Table2.A2" office:value-type="string">
              <text:p text:style-name="P67"/>
            </table:table-cell>
            <table:table-cell table:style-name="Table2.A2" office:value-type="string">
              <text:p text:style-name="P2"/>
            </table:table-cell>
            <table:table-cell table:style-name="Table2.D2" office:value-type="string">
              <text:p text:style-name="P4"/>
            </table:table-cell>
          </table:table-row>
          <table:table-row table:style-name="TableLine2316713564736">
            <table:table-cell table:style-name="Table2.A2" office:value-type="string">
              <text:p text:style-name="P20">2nd</text:p>
            </table:table-cell>
            <table:table-cell table:style-name="Table2.A2" office:value-type="string">
              <text:p text:style-name="P68"/>
            </table:table-cell>
            <table:table-cell table:style-name="Table2.A2" office:value-type="string">
              <text:p text:style-name="P3"/>
            </table:table-cell>
            <table:table-cell table:style-name="Table2.D2" office:value-type="string">
              <text:p text:style-name="P2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 text:outline-level="2"/>
        <text:h text:style-name="P31" text:outline-level="2">1st-Level Features</text:h>
        <text:p text:style-name="P13">As a <text:span text:style-name="T34">blademaster</text:span>, you gain the following features.</text:p>
        <text:p text:style-name="P23"/>
        <text:h text:style-name="P34" text:outline-level="3">Blademaster School</text:h>
        <text:p text:style-name="P9">Choose from the following:</text:p>
        <text:p text:style-name="P10"><text:span text:style-name="T95">School of the </text:span><text:span text:style-name="T114">Eternal </text:span><text:span text:style-name="T95">Viper</text:span><text:span text:style-name="T73">: </text:span></text:p>
        <text:list xml:id="list133501171873117" text:continue-numbering="true" text:style-name="L1">
          <text:list-item>
            <text:p text:style-name="P86"><text:span text:style-name="T89">Y</text:span>ou gain the <text:span text:style-name="T119">Sneak</text:span> <text:span text:style-name="T91">s</text:span>kill</text:p>
          </text:list-item>
        </text:list>
        <text:p text:style-name="P11"><text:span text:style-name="T95">School of the </text:span><text:span text:style-name="T114">Stoic </text:span><text:span text:style-name="T113">Hog</text:span><text:span text:style-name="T73">: </text:span></text:p>
        <text:list xml:id="list133500877813564" text:continue-numbering="true" text:style-name="L1">
          <text:list-item>
            <text:p text:style-name="P87"><text:span text:style-name="T89">Y</text:span><text:span text:style-name="T90">ou gain the </text:span><text:span text:style-name="T119">Endurance</text:span><text:span text:style-name="T90"> </text:span><text:span text:style-name="T91">s</text:span><text:span text:style-name="T90">kill</text:span></text:p>
          </text:list-item>
        </text:list>
        <text:p text:style-name="Horizontal_20_Line"/>
        <text:h text:style-name="P33" text:outline-level="3">Focus</text:h>
        <text:p text:style-name="P7"><text:span text:style-name="T107">You embrace the chaos of battle, flowing through it, letting it carry you. You harness its momentum by taming it with your disciplined mind and practiced techniques. </text:span>In battle, your concentration heightens and is represented by a heroic resource called <text:span text:style-name="T93">f</text:span>ocus.</text:p>
        <text:h text:style-name="P41" text:outline-level="4">Focus In Combat</text:h>
        <text:p text:style-name="P112"><text:span text:style-name="T28">At the start of a combat encounter or some other stressful situation tracked in combat rounds (as determined by the Director), you gain </text:span><text:span text:style-name="T29">focus</text:span><text:span text:style-name="T28"> equal to your Victories. At the start of each of your turns during combat, you gain </text:span><text:span text:style-name="T36">1d3</text:span><text:span text:style-name="T28"> </text:span><text:span text:style-name="T29">focus</text:span><text:span text:style-name="T28">. </text:span><text:span text:style-name="T30">Additionally, the first time each combat round that you deal damage incorporating 1 or more surges, you gain 1 </text:span><text:span text:style-name="T43">focus</text:span><text:span text:style-name="T30">. </text:span><text:span text:style-name="T28">You lose any remaining </text:span><text:span text:style-name="T29">focus</text:span><text:span text:style-name="T28"> at the end of the encounter. </text:span></text:p>
        <text:h text:style-name="P43" text:outline-level="4"/>
        <text:h text:style-name="P42" text:outline-level="4">Focus Outside of Combat</text:h>
        <text:p text:style-name="P12">Though you can't gain <text:span text:style-name="T6">focus</text:span> outside of combat, you can use your heroic abilities and effects that cost <text:span text:style-name="T6">focus</text:span> without spending it. Whenever you use an ability or effect that costs <text:span text:style-name="T6">focus</text:span> outside of combat, you can't use that same ability or effect again outside of combat again until you gain at least 1 Victory or finish a Respite. </text:p>
        <text:p text:style-name="P28"><text:span text:style-name="T58">If you use an ability that lets you spend unlimited </text:span><text:span text:style-name="T31">focus</text:span><text:span text:style-name="T58"> on its effect out of combat, you can use it as if you had spent an amount of </text:span><text:span text:style-name="T32">focus</text:span><text:span text:style-name="T58"> on it equal to your Victories. </text:span></text:p>
        <text:p text:style-name="Horizontal_20_Line"/>
        <text:h text:style-name="P38" text:outline-level="3"><text:span text:style-name="T68">T</text:span><text:span text:style-name="T66">riggered Action:</text:span><text:span text:style-name="T20"> </text:span><text:span text:style-name="T22">A Path Made Clear</text:span></text:h>
        <text:p text:style-name="P14"><text:span text:style-name="T41">Y</text:span>ou <text:span text:style-name="T41">have</text:span> the following triggered action.</text:p>
        <table:table table:name="Table4" table:style-name="Table4">
          <table:table-column table:style-name="Table4.A"/>
          <table:table-row table:style-name="TableLine2316713562288">
            <table:table-cell table:style-name="Table4.A1" office:value-type="string">
              <text:h text:style-name="P44" text:outline-level="4">A Path Made Clear</text:h>
            </table:table-cell>
          </table:table-row>
          <table:table-row table:style-name="TableLine2316713550592">
            <table:table-cell table:style-name="Table4.A2" office:value-type="string">
              <text:p text:style-name="P92">Follow the stances <text:span text:style-name="T112">and </text:span>strike with a clear heart.</text:p>
            </table:table-cell>
          </table:table-row>
        </table:table>
        <table:table table:name="Table5" table:style-name="Table5">
          <table:table-column table:style-name="Table5.A"/>
          <table:table-column table:style-name="Table5.B"/>
          <table:table-row table:style-name="TableLine2316713560656">
            <table:table-cell table:style-name="Table5.A1" office:value-type="string">
              <text:p text:style-name="P25"><text:span text:style-name="T71">KW</text:span>: M<text:span text:style-name="T37">elee, </text:span><text:span text:style-name="T38">Weapon, </text:span><text:span text:style-name="T37">Strike</text:span></text:p>
            </table:table-cell>
            <table:table-cell table:style-name="Table5.B1" office:value-type="string">
              <text:p text:style-name="P24"><text:span text:style-name="T71">Type</text:span>: <text:span text:style-name="T116">Free </text:span>Triggered</text:p>
            </table:table-cell>
          </table:table-row>
          <table:table-row table:style-name="TableLine2316713552768">
            <table:table-cell table:style-name="Table5.A2" office:value-type="string">
              <text:p text:style-name="P24"><text:span text:style-name="T71">Distance</text:span>: <text:span text:style-name="T39">Melee 5</text:span></text:p>
            </table:table-cell>
            <table:table-cell table:style-name="Table5.B2" office:value-type="string">
              <text:p text:style-name="P24"><text:span text:style-name="T71">Target</text:span>: <text:span text:style-name="T33">1</text:span> <text:span text:style-name="T39">creature</text:span></text:p>
            </table:table-cell>
          </table:table-row>
        </table:table>
        <table:table table:name="Table6" table:style-name="Table6">
          <table:table-column table:style-name="Table6.A"/>
          <table:table-row table:style-name="TableLine2316713562016">
            <table:table-cell table:style-name="Table6.A1" office:value-type="string">
              <text:p text:style-name="P26"><text:span text:style-name="T15">Trigger</text:span><text:span text:style-name="T17">: </text:span><text:span text:style-name="T44">You deal damage to the target with a strike.</text:span></text:p>
            </table:table-cell>
          </table:table-row>
          <table:table-row table:style-name="TableLine2316713561200">
            <table:table-cell table:style-name="Table6.A2" office:value-type="string">
              <text:p text:style-name="P102"><text:span text:style-name="T16">Effect</text:span><text:span text:style-name="T18">: </text:span><text:span text:style-name="T44">Any damage and effects of the triggering ability onto the target are canceled, as if the ability were not used. Shift up to your speed toward the target. Use a heroic ability </text:span><text:span text:style-name="T52">that targets</text:span><text:span text:style-name="T44"> the target.</text:span></text:p>
            </table:table-cell>
          </table:table-row>
        </table:table>
        <text:p text:style-name="Standard"/>
        <text:p text:style-name="Horizontal_20_Line"/>
        <text:h text:style-name="P35" text:outline-level="3">Stances</text:h>
        <text:p text:style-name="P90">Your practiced stances appear to you as opportunities throughout battle. Each moment, you envision how you could flow into and out of a stance, carving a path for your blade. Your heroic abilities do not cost focus, but rather require that you have met the conditions for a number of specific prerequisite stances in order to use the ability. </text:p>
        <text:p text:style-name="P90"/>
        <text:p text:style-name="P90">At the start of each round of combat, you begin with only one stance <text:span text:style-name="T108">available</text:span>, which depends on your blademaster school. When <text:span text:style-name="T108">you deal damage with an ability, you can spend focus to </text:span><text:span text:style-name="T109">make unavailable stances available, as long as your ability meets the respective requirement of each stance you make available.</text:span></text:p>
        <table:table table:name="Table3" table:style-name="Table3">
          <table:table-column table:style-name="Table3.A"/>
          <table:table-column table:style-name="Table3.B"/>
          <table:table-row table:style-name="TableLine2316815327632">
            <table:table-cell table:style-name="Table3.A1" office:value-type="string">
              <text:p text:style-name="P79">Stance</text:p>
            </table:table-cell>
            <table:table-cell table:style-name="Table3.B1" office:value-type="string">
              <text:p text:style-name="P62">Ability Requirement</text:p>
            </table:table-cell>
          </table:table-row>
          <table:table-row table:style-name="TableLine2316815327632">
            <table:table-cell table:style-name="Table3.A2" office:value-type="string">
              <text:p text:style-name="P69">Serpent</text:p>
            </table:table-cell>
            <table:table-cell table:style-name="Table3.B2" table:number-rows-spanned="4" office:value-type="string">
              <text:p text:style-name="P65"><text:span text:style-name="T110">You u</text:span>se a surge to increase the </text:p>
              <text:p text:style-name="P65">damage of the ability.</text:p>
            </table:table-cell>
          </table:table-row>
          <table:table-row table:style-name="TableLine2316815327632">
            <table:table-cell table:style-name="Table3.A2" office:value-type="string">
              <text:p text:style-name="P69">Boar</text:p>
            </table:table-cell>
            <table:covered-table-cell table:style-name="Table3.B2"/>
          </table:table-row>
          <table:table-row table:style-name="TableLine2316815327632">
            <table:table-cell table:style-name="Table3.A2" office:value-type="string">
              <text:p text:style-name="P69">Ox</text:p>
            </table:table-cell>
            <table:covered-table-cell table:style-name="Table3.B2"/>
          </table:table-row>
          <table:table-row table:style-name="TableLine2316815327632">
            <table:table-cell table:style-name="Table3.A2" office:value-type="string">
              <text:p text:style-name="P69">Hawk</text:p>
            </table:table-cell>
            <table:covered-table-cell table:style-name="Table3.B2"/>
          </table:table-row>
          <table:table-row table:style-name="TableLine2316815327632">
            <table:table-cell table:style-name="Table3.A2" office:value-type="string">
              <text:p text:style-name="P69">Window</text:p>
            </table:table-cell>
            <table:table-cell table:style-name="Table3.B2" table:number-rows-spanned="3" office:value-type="string">
              <text:p text:style-name="P65">The ability has an edge or a </text:p>
              <text:p text:style-name="P65">double edge.</text:p>
            </table:table-cell>
          </table:table-row>
          <table:table-row table:style-name="TableLine2316815327632">
            <table:table-cell table:style-name="Table3.A2" office:value-type="string">
              <text:p text:style-name="P70">Wrath</text:p>
            </table:table-cell>
            <table:covered-table-cell table:style-name="Table3.B2"/>
          </table:table-row>
          <table:table-row table:style-name="TableLine2316815327632">
            <table:table-cell table:style-name="Table3.A2" office:value-type="string">
              <text:p text:style-name="P69">Fool</text:p>
            </table:table-cell>
            <table:covered-table-cell table:style-name="Table3.B2"/>
          </table:table-row>
          <table:table-row table:style-name="TableLine2316815327632">
            <table:table-cell table:style-name="Table3.A2" office:value-type="string">
              <text:p text:style-name="P71">Long</text:p>
            </table:table-cell>
            <table:table-cell table:style-name="Table3.B2" table:number-rows-spanned="2" office:value-type="string">
              <text:p text:style-name="P74">The ability <text:span text:style-name="T111">gains an edge from</text:span> </text:p>
              <text:p text:style-name="P74">you flanking a target.</text:p>
            </table:table-cell>
          </table:table-row>
          <table:table-row table:style-name="TableLine2316815327632">
            <table:table-cell table:style-name="Table3.A2" office:value-type="string">
              <text:p text:style-name="P69">Short</text:p>
            </table:table-cell>
            <table:covered-table-cell table:style-name="Table3.B2"/>
          </table:table-row>
          <table:table-row table:style-name="TableLine2316815327632">
            <table:table-cell table:style-name="Table3.A2" office:value-type="string">
              <text:p text:style-name="P70">Crown</text:p>
            </table:table-cell>
            <table:table-cell table:style-name="Table3.B2" office:value-type="string">
              <text:p text:style-name="P75">A target of the ability is prone.</text:p>
            </table:table-cell>
          </table:table-row>
        </table:table>
        <text:p text:style-name="Standard"/>
        <text:p text:style-name="P53"/>
        <text:h text:style-name="P36" text:outline-level="3"><text:span text:style-name="T118">School</text:span> <text:span text:style-name="T118">Triggered Action</text:span></text:h>
        <text:p text:style-name="P91">Your blademaster school grants you <text:span text:style-name="T118">a triggered action</text:span>, as shown on the <text:span text:style-name="T118">School Triggered Actions</text:span> table</text:p>
        <text:h text:style-name="Heading_20_5" text:outline-level="5"><text:span text:style-name="T117">School </text:span><text:span text:style-name="T26">Triggered Actions</text:span></text:h>
        <table:table table:name="Table11" table:style-name="Table11">
          <table:table-column table:style-name="Table11.A"/>
          <table:table-column table:style-name="Table11.B"/>
          <table:table-row table:style-name="TableLine2316766440544">
            <table:table-cell table:style-name="Table11.A1" office:value-type="string">
              <text:p text:style-name="P80">School</text:p>
            </table:table-cell>
            <table:table-cell table:style-name="Table11.B1" office:value-type="string">
              <text:p text:style-name="P64">Triggered Action</text:p>
            </table:table-cell>
          </table:table-row>
          <table:table-row table:style-name="TableLine2316766440544">
            <table:table-cell table:style-name="Table11.A2" office:value-type="string">
              <text:p text:style-name="P76">Eternal Viper</text:p>
            </table:table-cell>
            <table:table-cell table:style-name="Table11.B2" office:value-type="string">
              <text:p text:style-name="P77">Coil and Strike</text:p>
            </table:table-cell>
          </table:table-row>
          <table:table-row table:style-name="TableLine2316766440544">
            <table:table-cell table:style-name="Table11.A2" office:value-type="string">
              <text:p text:style-name="P76">Stoic Hog</text:p>
            </table:table-cell>
            <table:table-cell table:style-name="Table11.B2" office:value-type="string">
              <text:p text:style-name="P77"><text:span text:style-name="T60">Stand a</text:span>s a Pillar</text:p>
            </table:table-cell>
          </table:table-row>
        </table:table>
        <text:p text:style-name="Standard"/>
        <table:table table:name="Table8" table:style-name="Table8">
          <table:table-column table:style-name="Table8.A"/>
          <table:table-row table:style-name="TableLine2316766451424">
            <table:table-cell table:style-name="Table8.A1" office:value-type="string">
              <text:h text:style-name="P45" text:outline-level="4">Coil and Strike</text:h>
            </table:table-cell>
          </table:table-row>
          <table:table-row table:style-name="TableLine2316766443264">
            <table:table-cell table:style-name="Table8.A2" office:value-type="string">
              <text:p text:style-name="P93">Like a snake in the grass.</text:p>
            </table:table-cell>
          </table:table-row>
        </table:table>
        <table:table table:name="Table9" table:style-name="Table9">
          <table:table-column table:style-name="Table9.A"/>
          <table:table-column table:style-name="Table9.B"/>
          <table:table-row table:style-name="TableLine2316766444352">
            <table:table-cell table:style-name="Table9.A1" office:value-type="string">
              <text:p text:style-name="P104"><text:span text:style-name="T71">KW</text:span>: M<text:span text:style-name="T37">elee, </text:span><text:span text:style-name="T38">Weapon, </text:span><text:span text:style-name="T37">Strike</text:span></text:p>
            </table:table-cell>
            <table:table-cell table:style-name="Table9.B1" office:value-type="string">
              <text:p text:style-name="P104"><text:span text:style-name="T71">Type</text:span>: Triggered</text:p>
            </table:table-cell>
          </table:table-row>
          <table:table-row table:style-name="TableLine2316766441360">
            <table:table-cell table:style-name="Table9.A2" office:value-type="string">
              <text:p text:style-name="P104"><text:span text:style-name="T71">Distance</text:span>: <text:span text:style-name="T39">Melee </text:span><text:span text:style-name="T42">1</text:span></text:p>
            </table:table-cell>
            <table:table-cell table:style-name="Table9.B2" office:value-type="string">
              <text:p text:style-name="P104"><text:span text:style-name="T71">Target</text:span>: <text:span text:style-name="T33">1</text:span> <text:span text:style-name="T39">creature</text:span></text:p>
            </table:table-cell>
          </table:table-row>
        </table:table>
        <table:table table:name="Table10" table:style-name="Table10">
          <table:table-column table:style-name="Table10.A"/>
          <table:table-row table:style-name="TableLine2316766455232">
            <table:table-cell table:style-name="Table10.A1" office:value-type="string">
              <text:p text:style-name="P104"><text:span text:style-name="T15">Trigger</text:span><text:span text:style-name="T17">: </text:span><text:span text:style-name="T44">You </text:span><text:span text:style-name="T45">shift </text:span><text:span text:style-name="T46">to a square </text:span><text:span text:style-name="T47">in</text:span><text:span text:style-name="T45"> range of the target.</text:span></text:p>
            </table:table-cell>
          </table:table-row>
          <table:table-row table:style-name="TableLine2316766438368">
            <table:table-cell table:style-name="Table10.A2" office:value-type="string">
              <text:p text:style-name="P104"><text:span text:style-name="T16">Effect</text:span><text:span text:style-name="T18">: </text:span><text:span text:style-name="T49">Gain a surge and make</text:span><text:span text:style-name="T47"> a free strike against the target.</text:span></text:p>
            </table:table-cell>
          </table:table-row>
        </table:table>
        <table:table table:name="Table12" table:style-name="Table12">
          <table:table-column table:style-name="Table12.A"/>
          <text:soft-page-break/>
          <table:table-row table:style-name="TableLine2316815451392">
            <table:table-cell table:style-name="Table12.A1" office:value-type="string">
              <text:h text:style-name="P46" text:outline-level="4">Stand as a Pillar</text:h>
            </table:table-cell>
          </table:table-row>
          <table:table-row table:style-name="TableLine2316815446496">
            <table:table-cell table:style-name="Table12.A2" office:value-type="string">
              <text:p text:style-name="P94">No force is unstoppable.</text:p>
            </table:table-cell>
          </table:table-row>
        </table:table>
        <table:table table:name="Table13" table:style-name="Table13">
          <table:table-column table:style-name="Table13.A"/>
          <table:table-column table:style-name="Table13.B"/>
          <table:table-row table:style-name="TableLine2316815447856">
            <table:table-cell table:style-name="Table13.A1" office:value-type="string">
              <text:p text:style-name="P105"><text:span text:style-name="T71">KW</text:span>: M<text:span text:style-name="T37">elee, </text:span><text:span text:style-name="T38">Weapon, </text:span><text:span text:style-name="T37">Strike</text:span></text:p>
            </table:table-cell>
            <table:table-cell table:style-name="Table13.B1" office:value-type="string">
              <text:p text:style-name="P105"><text:span text:style-name="T71">Type</text:span>: Triggered</text:p>
            </table:table-cell>
          </table:table-row>
          <table:table-row table:style-name="TableLine2316815450848">
            <table:table-cell table:style-name="Table13.A2" office:value-type="string">
              <text:p text:style-name="P105"><text:span text:style-name="T71">Distance</text:span>: <text:span text:style-name="T39">Melee </text:span><text:span text:style-name="T42">1</text:span></text:p>
            </table:table-cell>
            <table:table-cell table:style-name="Table13.B2" office:value-type="string">
              <text:p text:style-name="P105"><text:span text:style-name="T71">Target</text:span>: <text:span text:style-name="T33">1</text:span> <text:span text:style-name="T39">creature</text:span></text:p>
            </table:table-cell>
          </table:table-row>
        </table:table>
        <table:table table:name="Table14" table:style-name="Table14">
          <table:table-column table:style-name="Table14.A"/>
          <table:table-row table:style-name="TableLine2316815454656">
            <table:table-cell table:style-name="Table14.A1" office:value-type="string">
              <text:p text:style-name="P105"><text:span text:style-name="T15">Trigger</text:span><text:span text:style-name="T17">: </text:span><text:span text:style-name="T44">You </text:span><text:span text:style-name="T48">or an ally within 1 are force moved by the target.</text:span></text:p>
            </table:table-cell>
          </table:table-row>
          <table:table-row table:style-name="TableLine2316815455744">
            <table:table-cell table:style-name="Table14.A2" office:value-type="string">
              <text:p text:style-name="P105"><text:span text:style-name="T16">Effect</text:span><text:span text:style-name="T18">: </text:span><text:span text:style-name="T19">You can reduce the forced movement distance by 1 and m</text:span><text:span text:style-name="T47">ake a free strike against the target.</text:span></text:p>
            </table:table-cell>
          </table:table-row>
        </table:table>
        <text:p text:style-name="P56"/>
        <text:p text:style-name="Horizontal_20_Line"/>
        <text:h text:style-name="P39" text:outline-level="3"><text:span text:style-name="T24">Field Arsenal</text:span></text:h>
        <text:p text:style-name="P101">You have drilled with a broad array of arms and armor, and have developed techniques to optimize their use. You can use and gain the benefits of two kits, including both their signature abilities. Whenever you would choose or change one kit, you can choose or change your second kit as well. See Chapter 6: Kits for more information. (Quick Build: Shining Armor, Sniper.) </text:p>
        <text:p text:style-name="P101">If both kits grant you the same benefit, you take one or the other and can't change your choice until you finish a respite. (This usually means taking the higher of two bonuses.) </text:p>
        <text:p text:style-name="P101">For example, if you take the Shining Armor and Sniper kits, you gain the following benefits overall: </text:p>
        <text:list xml:id="list133502481015938" text:continue-numbering="true" text:style-name="L1">
          <text:list-item>
            <text:p text:style-name="P85">Stamina Bonus: +12 per echelon </text:p>
          </text:list-item>
          <text:list-item>
            <text:p text:style-name="P85">Stability Bonus: +1 </text:p>
          </text:list-item>
          <text:list-item>
            <text:p text:style-name="P85">Melee Damage Bonus: +2/+2/+2 </text:p>
          </text:list-item>
          <text:list-item>
            <text:p text:style-name="P85">Ranged Damage Bonus: +0/+0/+4 </text:p>
          </text:list-item>
          <text:list-item>
            <text:p text:style-name="P85">Speed Bonus: +1 </text:p>
          </text:list-item>
          <text:list-item>
            <text:p text:style-name="P85">Ranged Distance Bonus: +10 </text:p>
          </text:list-item>
          <text:list-item>
            <text:p text:style-name="P85">Disengage Bonus: +1</text:p>
          </text:list-item>
          <text:list-item>
            <text:p text:style-name="P103"><text:span text:style-name="T77">You can use the Patient Shot and Protective Attack signature abilities. </text:span></text:p>
          </text:list-item>
        </text:list>
        <text:p text:style-name="P84"/>
        <text:p text:style-name="P109"/>
        <text:p text:style-name="P110"><text:span text:style-name="T106">Kit signature abilities have their kit's bonuses already applied, which might require you to adjust the bonuses of the signature abilities you gain from a kit. For example, you might take the Martial Artist kit, which gives a melee weapon damage bonus of +2/+2/+2, and the Mountain kit, which gives a melee weapon damage bonus of +0/+0/+4. If you choose to use the Mountain kit's damage bonus, then the Battle Grace signature ability from the Martial Artist kit loses the +2/+2/+2 bonus from that kit, reducing its usual 5/8/11 damage for its tier 1, tier 2, and tier 3 outcomes to 3/6/9. It then gains the +0/+0/+4 of the Mountain kit to deal 3/6/13 damage. </text:span></text:p>
        <text:p text:style-name="Horizontal_20_Line"/>
        <text:h text:style-name="P40" text:outline-level="3"><text:span text:style-name="T21">1st-Level </text:span><text:span text:style-name="T25">School </text:span><text:span text:style-name="T23">Stance</text:span></text:h>
        <text:p text:style-name="P107">Your <text:span text:style-name="T40">blademaster school drilled one particular stance into you harder than all the others. At this point, it's as simple as breathing</text:span>. A<text:span text:style-name="T27">s 1st-level </text:span><text:span text:style-name="T40">blademaster</text:span><text:span text:style-name="T27">, you have one </text:span><text:span text:style-name="T40">stance available at the start of every round:</text:span></text:p>
        <table:table table:name="Table7" table:style-name="Table7">
          <table:table-column table:style-name="Table7.A"/>
          <table:table-column table:style-name="Table7.B"/>
          <table:table-row table:style-name="TableLine2316713583232">
            <table:table-cell table:style-name="Table7.A1" office:value-type="string">
              <text:p text:style-name="P15">School</text:p>
            </table:table-cell>
            <table:table-cell table:style-name="Table7.B1" office:value-type="string">
              <text:p text:style-name="P63">Stance</text:p>
            </table:table-cell>
          </table:table-row>
          <table:table-row table:style-name="TableLine2316713581328">
            <table:table-cell table:style-name="Table7.A2" office:value-type="string">
              <text:p text:style-name="P66">Eternal Viper</text:p>
            </table:table-cell>
            <table:table-cell table:style-name="Table7.B2" office:value-type="string">
              <text:p text:style-name="P66">Serpent</text:p>
            </table:table-cell>
          </table:table-row>
          <table:table-row table:style-name="TableLine2316713566912">
            <table:table-cell table:style-name="Table7.A2" office:value-type="string">
              <text:p text:style-name="P66">Stoic Hog</text:p>
            </table:table-cell>
            <table:table-cell table:style-name="Table7.B2" office:value-type="string">
              <text:p text:style-name="P66">Boar</text:p>
            </table:table-cell>
          </table:table-row>
        </table:table>
        <text:p text:style-name="P54"/>
        <text:p text:style-name="P52"/>
        <text:h text:style-name="P37" text:outline-level="3"><text:span text:style-name="T70">B</text:span><text:span text:style-name="T69">lademaster Abilities</text:span></text:h>
        <text:p text:style-name="P106"><text:span text:style-name="T40">Y</text:span><text:span text:style-name="T27">ou specialize in cutting down the horde, always with an eye kept open for an opportunity to execute an even more devastating technique.</text:span></text:p>
        <text:h text:style-name="Heading_20_4" text:outline-level="4"><text:span text:style-name="T115">Kit S</text:span>ignature Ability</text:h>
        <text:p text:style-name="P108">Each kit from your Field Arsenal feature grants you a signature ability. Signature abilities can be used at will.</text:p>
        <text:h text:style-name="P50" text:outline-level="4"/>
        <text:h text:style-name="P49" text:outline-level="4">Heroic Abilities</text:h>
        <text:p text:style-name="P111">Your heroic abilities cover a range of techniques. <text:span text:style-name="T120">You are capable of using any heroic ability, </text:span><text:span text:style-name="T121">as long as the stances it requires are available to you.</text:span></text:p>
        <table:table table:name="Table82" table:style-name="Table82">
          <table:table-column table:style-name="Table82.A"/>
          <table:table-row table:style-name="TableLine2317022842288">
            <table:table-cell table:style-name="Table82.A1" office:value-type="string">
              <text:h text:style-name="P47" text:outline-level="4"><text:span text:style-name="T122">S</text:span>trike Like <text:span text:style-name="T123">Lightning</text:span></text:h>
            </table:table-cell>
          </table:table-row>
          <table:table-row table:style-name="TableLine2317022860784">
            <table:table-cell table:style-name="Table82.A2" office:value-type="string">
              <text:p text:style-name="P95">The hawk spies its prey and descends.</text:p>
            </table:table-cell>
          </table:table-row>
          <table:table-row table:style-name="TableLine2317022860784">
            <table:table-cell table:style-name="Table82.A3" office:value-type="string">
              <text:p text:style-name="P88">Stances Required<text:span text:style-name="T73">: </text:span><text:span text:style-name="T78">Serpent, Hawk, </text:span><text:span text:style-name="T80">Wrath</text:span></text:p>
            </table:table-cell>
          </table:table-row>
        </table:table>
        <table:table table:name="Table83" table:style-name="Table83">
          <table:table-column table:style-name="Table83.A"/>
          <table:table-column table:style-name="Table83.B"/>
          <table:table-row table:style-name="TableLine2317022865952">
            <table:table-cell table:style-name="Table83.A1" office:value-type="string">
              <text:p text:style-name="P100"><text:span text:style-name="T71">KW</text:span>: <text:span text:style-name="T9">Melee, Strike, Weapon</text:span></text:p>
            </table:table-cell>
            <table:table-cell table:style-name="Table83.B1" office:value-type="string">
              <text:p text:style-name="P97"><text:span text:style-name="T71">Type</text:span>: <text:span text:style-name="T7">Action</text:span></text:p>
            </table:table-cell>
          </table:table-row>
          <table:table-row table:style-name="TableLine2317022867584">
            <table:table-cell table:style-name="Table83.A2" office:value-type="string">
              <text:p text:style-name="P97"><text:span text:style-name="T71">Distance</text:span>: <text:span text:style-name="T11">Melee 1</text:span></text:p>
            </table:table-cell>
            <table:table-cell table:style-name="Table83.B2" office:value-type="string">
              <text:p text:style-name="P97"><text:span text:style-name="T71">Target</text:span>: <text:span text:style-name="T12">One creature</text:span></text:p>
            </table:table-cell>
          </table:table-row>
        </table:table>
        <table:table table:name="Table84" table:style-name="Table84">
          <table:table-column table:style-name="Table84.A"/>
          <table:table-row table:style-name="TableLine2317022866224">
            <table:table-cell table:style-name="Table84.A1" office:value-type="string">
              <text:p text:style-name="P78">Power Roll + <text:span text:style-name="T61">Agility </text:span><text:span text:style-name="T64">or Might</text:span><text:span text:style-name="T82">:</text:span></text:p>
              <text:list xml:id="list3754615942" text:style-name="L7">
                <text:list-item>
                  <text:p text:style-name="P59">11-:<text:span text:style-name="T81"> </text:span><text:span text:style-name="T83">5 + R damage</text:span></text:p>
                </text:list-item>
                <text:list-item>
                  <text:p text:style-name="P60">12-16: <text:span text:style-name="T83">8 + R damage</text:span></text:p>
                </text:list-item>
                <text:list-item>
                  <text:p text:style-name="P61"><text:span text:style-name="T62">17</text:span><text:span text:style-name="T63">+</text:span><text:span text:style-name="T57">: </text:span><text:span text:style-name="T85">11 + R damage</text:span></text:p>
                </text:list-item>
              </text:list>
            </table:table-cell>
          </table:table-row>
          <table:table-row table:style-name="TableLine2317022866224">
            <table:table-cell table:style-name="Table84.A2" office:value-type="string">
              <text:p text:style-name="P81"><text:span text:style-name="T54">E</text:span><text:span text:style-name="T55">ffect</text:span><text:span text:style-name="T50">: </text:span><text:span text:style-name="T51">You can shift up to your speed</text:span><text:span text:style-name="T65">, dividing that movement before or after your strike as desired. </text:span></text:p>
            </table:table-cell>
          </table:table-row>
        </table:table>
        <text:h text:style-name="P58" text:outline-level="3"/>
        <table:table table:name="Table15" table:style-name="Table15">
          <table:table-column table:style-name="Table15.A"/>
          <table:table-row table:style-name="TableLine2316823058224">
            <table:table-cell table:style-name="Table15.A1" office:value-type="string">
              <text:h text:style-name="P48" text:outline-level="4"><text:span text:style-name="T122">T</text:span>hunderous Advance</text:h>
            </table:table-cell>
          </table:table-row>
          <table:table-row table:style-name="TableLine2316823059040">
            <table:table-cell table:style-name="Table15.A2" office:value-type="string">
              <text:p text:style-name="P96">Your <text:span text:style-name="T124">sturdy </text:span>footwork resounds and terrifies.</text:p>
            </table:table-cell>
          </table:table-row>
          <table:table-row table:style-name="TableLine2316823059040">
            <table:table-cell table:style-name="Table15.A3" office:value-type="string">
              <text:p text:style-name="P89">Stances Required<text:span text:style-name="T73">: </text:span><text:span text:style-name="T79">Boar, Hawk, Fool</text:span></text:p>
            </table:table-cell>
          </table:table-row>
        </table:table>
        <table:table table:name="Table16" table:style-name="Table16">
          <table:table-column table:style-name="Table16.A"/>
          <table:table-column table:style-name="Table16.B"/>
          <table:table-row table:style-name="TableLine2316779029616">
            <table:table-cell table:style-name="Table16.A1" office:value-type="string">
              <text:p text:style-name="P99"><text:span text:style-name="T71">KW</text:span>: <text:span text:style-name="T9">Melee, </text:span><text:span text:style-name="T14">Strike, </text:span><text:span text:style-name="T9">Weapon</text:span></text:p>
            </table:table-cell>
            <table:table-cell table:style-name="Table16.B1" office:value-type="string">
              <text:p text:style-name="P98"><text:span text:style-name="T71">Type</text:span>: <text:span text:style-name="T7">Action</text:span></text:p>
            </table:table-cell>
          </table:table-row>
          <table:table-row table:style-name="TableLine2316779030704">
            <table:table-cell table:style-name="Table16.A2" office:value-type="string">
              <text:p text:style-name="P98"><text:span text:style-name="T71">Distance</text:span>: <text:span text:style-name="T13">Melee 1</text:span></text:p>
            </table:table-cell>
            <table:table-cell table:style-name="Table16.B2" office:value-type="string">
              <text:p text:style-name="P98"><text:span text:style-name="T71">Target</text:span>: <text:span text:style-name="T13">One creature</text:span></text:p>
            </table:table-cell>
          </table:table-row>
        </table:table>
        <table:table table:name="Table17" table:style-name="Table17">
          <table:table-column table:style-name="Table17.A"/>
          <table:table-row table:style-name="TableLine2316986432048">
            <table:table-cell table:style-name="Table17.A1" office:value-type="string">
              <text:p text:style-name="P78">Power Roll + <text:span text:style-name="T61">Agility </text:span><text:span text:style-name="T64">or Might</text:span><text:span text:style-name="T82">:</text:span></text:p>
              <text:list xml:id="list133501774889578" text:continue-numbering="true" text:style-name="L7">
                <text:list-item>
                  <text:p text:style-name="P59">11-:<text:span text:style-name="T81"> </text:span><text:span text:style-name="T84">3</text:span><text:span text:style-name="T83"> + R damage; </text:span><text:span text:style-name="T84">slide 2</text:span></text:p>
                </text:list-item>
                <text:list-item>
                  <text:p text:style-name="P60">12-16: <text:span text:style-name="T84">5</text:span><text:span text:style-name="T83"> + R damage; </text:span><text:span text:style-name="T84">slide 3</text:span></text:p>
                </text:list-item>
                <text:list-item>
                  <text:p text:style-name="P61"><text:span text:style-name="T62">17</text:span><text:span text:style-name="T63">+</text:span><text:span text:style-name="T57">: </text:span><text:span text:style-name="T86">8</text:span><text:span text:style-name="T85"> + R damage; </text:span><text:span text:style-name="T86">slide 5</text:span></text:p>
                </text:list-item>
              </text:list>
            </table:table-cell>
          </table:table-row>
          <table:table-row table:style-name="TableLine2316986432048">
            <table:table-cell table:style-name="Table17.A2" office:value-type="string">
              <text:p text:style-name="P82"><text:span text:style-name="T54">E</text:span><text:span text:style-name="T55">ffect</text:span><text:span text:style-name="T50">: </text:span><text:span text:style-name="T51">When you slide the target, you can move into any square they leave. </text:span><text:span text:style-name="T53">Up to three enemies who come adjacent to you during the movement are </text:span></text:p>
              <text:p text:style-name="P82"><text:span text:style-name="T96">P &lt; average </text:span><text:span text:style-name="T53">frightened of you.</text:span></text:p>
            </table:table-cell>
          </table:table-row>
        </table:table>
        <text:h text:style-name="P57" text:outline-level="3"/>
        <text:h text:style-name="P55" text:outline-level="3"><text:span text:style-name="T125">Next: </text:span>Some heroic abilities that require 5 stances including either Serpent or Boar...</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ont_20_Page">
      <style:paragraph-properties fo:text-align="center" style:justify-single-word="false"/>
      <style:text-properties style:use-window-font-color="true" loext:opacity="0%" style:font-name="Liberation Sans" fo:font-size="9pt" fo:font-weight="normal" officeooo:rsid="00e26a77" officeooo:paragraph-rsid="09763ae9" style:font-name-asian="Microsoft YaHei" style:font-size-asian="9pt" style:font-weight-asian="normal" style:font-name-complex="Lucida Sans" style:font-size-complex="9pt" style:font-weight-complex="normal"/>
    </style:style>
    <style:style style:name="MT1" style:family="text">
      <style:text-properties style:font-name="Liberation Serif" fo:font-style="italic" officeooo:rsid="017649f5" style:font-style-asian="italic" style:font-style-complex="italic"/>
    </style:style>
    <style:style style:name="MT2" style:family="text">
      <style:text-properties style:font-name="Liberation Serif" fo:font-style="italic" officeooo:rsid="09763ae9" style:font-style-asian="italic" style:font-style-complex="italic"/>
    </style:style>
    <style:style style:name="MT3" style:family="text">
      <style:text-properties style:font-name="Liberation Serif" fo:font-style="italic" officeooo:rsid="09d396a9"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b53e3a4"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span><text:span text:style-name="MT2">The </text:span><text:span text:style-name="MT3">Blademaster</text:span><text:span text:style-name="MT1">”</text:span><text:span text:style-name="MT4"> is an independent product published under the DRAW STEEL Creator License and is not affiliated with MCDM Productions, LLC. DRAW STEEL © 202</text:span><text:span text:style-name="MT5">4</text:span><text:span text:style-name="MT4"> MCDM Productions, LLC. </text:span></text:h>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05T13:35:00.465000000</dc:date>
    <meta:editing-duration>P3DT12H47M19S</meta:editing-duration>
    <meta:editing-cycles>2481</meta:editing-cycles>
    <meta:generator>LibreOffice/7.2.2.2$Windows_X86_64 LibreOffice_project/02b2acce88a210515b4a5bb2e46cbfb63fe97d56</meta:generator>
    <meta:document-statistic meta:table-count="20" meta:image-count="0" meta:object-count="0" meta:page-count="4" meta:paragraph-count="144" meta:word-count="1322" meta:character-count="7500" meta:non-whitespace-character-count="6318"/>
  </office:meta>
</office:document-meta>
</file>